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03b05" officeooo:paragraph-rsid="000518b5"/>
    </style:style>
    <style:style style:name="P2" style:family="paragraph" style:parent-style-name="Standard">
      <style:text-properties officeooo:rsid="00103b05" officeooo:paragraph-rsid="00069792"/>
    </style:style>
    <style:style style:name="P3" style:family="paragraph" style:parent-style-name="Standard">
      <style:paragraph-properties fo:break-before="page"/>
      <style:text-properties fo:font-size="14pt" officeooo:rsid="000e607e" officeooo:paragraph-rsid="000518b5" style:font-size-asian="14pt" style:font-size-complex="14pt"/>
    </style:style>
    <style:style style:name="P4" style:family="paragraph" style:parent-style-name="Standard">
      <style:text-properties fo:font-size="14pt" officeooo:rsid="000e607e" officeooo:paragraph-rsid="000518b5" style:font-size-asian="14pt" style:font-size-complex="14pt"/>
    </style:style>
    <style:style style:name="P5" style:family="paragraph" style:parent-style-name="Standard">
      <style:text-properties fo:font-size="14pt" officeooo:rsid="00103b05" officeooo:paragraph-rsid="000518b5" style:font-size-asian="14pt" style:font-size-complex="14pt"/>
    </style:style>
    <style:style style:name="P6" style:family="paragraph" style:parent-style-name="Standard">
      <style:text-properties fo:font-size="14pt" officeooo:rsid="00103b05" officeooo:paragraph-rsid="00069792" style:font-size-asian="14pt" style:font-size-complex="14pt"/>
    </style:style>
    <style:style style:name="P7" style:family="paragraph" style:parent-style-name="Standard">
      <style:text-properties fo:font-size="14pt" officeooo:rsid="000518b5" officeooo:paragraph-rsid="000518b5" style:font-size-asian="14pt" style:font-size-complex="14pt"/>
    </style:style>
    <style:style style:name="P8" style:family="paragraph" style:parent-style-name="Standard">
      <style:text-properties fo:font-size="14pt" officeooo:rsid="000518b5" officeooo:paragraph-rsid="00069792" style:font-size-asian="14pt" style:font-size-complex="14pt"/>
    </style:style>
    <style:style style:name="P9" style:family="paragraph" style:parent-style-name="Standard">
      <style:text-properties fo:font-size="14pt" fo:font-weight="normal" officeooo:rsid="00133a07" officeooo:paragraph-rsid="000518b5" style:font-size-asian="14pt" style:font-weight-asian="normal" style:font-size-complex="14pt" style:font-weight-complex="normal"/>
    </style:style>
    <style:style style:name="P10" style:family="paragraph" style:parent-style-name="Standard">
      <style:text-properties fo:font-size="14pt" fo:font-weight="normal" officeooo:rsid="00133a07" officeooo:paragraph-rsid="00069792" style:font-size-asian="14pt" style:font-weight-asian="normal" style:font-size-complex="14pt" style:font-weight-complex="normal"/>
    </style:style>
    <style:style style:name="P11" style:family="paragraph" style:parent-style-name="Standard">
      <style:text-properties fo:font-size="14pt" fo:font-weight="normal" officeooo:rsid="00074fbd" officeooo:paragraph-rsid="00074fbd" fo:background-color="transparent" style:font-size-asian="12.25pt" style:font-weight-asian="normal" style:font-size-complex="14pt" style:font-weight-complex="normal"/>
    </style:style>
    <style:style style:name="P12" style:family="paragraph" style:parent-style-name="Standard">
      <style:text-properties officeooo:rsid="000e607e" officeooo:paragraph-rsid="000518b5"/>
    </style:style>
    <style:style style:name="P13" style:family="paragraph" style:parent-style-name="Standard">
      <style:text-properties fo:font-weight="bold" officeooo:rsid="000e607e" officeooo:paragraph-rsid="000518b5" style:font-weight-asian="bold" style:font-weight-complex="bold"/>
    </style:style>
    <style:style style:name="P14" style:family="paragraph" style:parent-style-name="Standard">
      <style:text-properties fo:font-weight="bold" officeooo:rsid="000e607e" officeooo:paragraph-rsid="00069792" style:font-weight-asian="bold" style:font-weight-complex="bold"/>
    </style:style>
    <style:style style:name="P15" style:family="paragraph" style:parent-style-name="Standard">
      <style:paragraph-properties fo:break-before="page"/>
      <style:text-properties fo:font-size="16pt" fo:font-weight="bold" officeooo:rsid="00074fbd" officeooo:paragraph-rsid="00074fbd" style:font-size-asian="16pt" style:font-weight-asian="bold" style:font-size-complex="16pt" style:font-weight-complex="bold"/>
    </style:style>
    <style:style style:name="P16" style:family="paragraph" style:parent-style-name="Standard">
      <style:text-properties fo:font-size="16pt" fo:font-weight="bold" officeooo:rsid="00074fbd" officeooo:paragraph-rsid="00074fbd" style:font-size-asian="16pt" style:font-weight-asian="bold" style:font-size-complex="16pt" style:font-weight-complex="bold"/>
    </style:style>
    <style:style style:name="P17" style:family="paragraph" style:parent-style-name="Standard">
      <style:text-properties fo:font-size="16pt" fo:font-weight="bold" officeooo:rsid="00074fbd" officeooo:paragraph-rsid="00074fbd" fo:background-color="transparent" style:font-size-asian="16pt" style:font-weight-asian="bold" style:font-size-complex="16pt" style:font-weight-complex="bold"/>
    </style:style>
    <style:style style:name="P18" style:family="paragraph" style:parent-style-name="Standard">
      <style:text-properties fo:color="#b3b1ad" loext:opacity="100%" style:font-name="Droid Sans Mono" fo:font-size="10.5pt" fo:font-weight="normal" officeooo:rsid="00074fbd" officeooo:paragraph-rsid="00074fbd" fo:background-color="transparent" style:font-size-asian="12.25pt" style:font-weight-asian="normal" style:font-size-complex="14pt" style:font-weight-complex="normal"/>
    </style:style>
    <style:style style:name="P19" style:family="paragraph" style:parent-style-name="Standard">
      <style:paragraph-properties fo:margin-left="0cm" fo:margin-right="0cm" style:line-height-at-least="0.503cm" fo:text-indent="0cm" style:auto-text-indent="false"/>
      <style:text-properties fo:color="#b3b1ad" loext:opacity="100%" style:font-name="Droid Sans Mono" fo:font-size="10.5pt" fo:font-weight="normal" fo:background-color="transparent"/>
    </style:style>
    <style:style style:name="P20" style:family="paragraph" style:parent-style-name="Standard">
      <style:paragraph-properties fo:margin-top="0cm" fo:margin-bottom="0.499cm" style:contextual-spacing="false" style:line-height-at-least="0.503cm"/>
      <style:text-properties fo:color="#b3b1ad" loext:opacity="100%" style:font-name="Droid Sans Mono" fo:font-size="10.5pt" fo:font-weight="normal" fo:background-color="transparent"/>
    </style:style>
    <style:style style:name="P21" style:family="paragraph" style:parent-style-name="Standard">
      <style:text-properties fo:color="#b3b1ad" loext:opacity="100%" style:font-name="Droid Sans Mono" fo:font-size="10.5pt" fo:font-weight="normal" officeooo:rsid="00074fbd" officeooo:paragraph-rsid="00074fbd" fo:background-color="transparent" style:font-size-asian="16pt" style:font-weight-asian="bold" style:font-size-complex="16pt" style:font-weight-complex="bold"/>
    </style:style>
    <style:style style:name="P22" style:family="paragraph" style:parent-style-name="Standard">
      <style:paragraph-properties fo:margin-left="0cm" fo:margin-right="0cm" style:line-height-at-least="0.503cm" fo:text-indent="0cm" style:auto-text-indent="false"/>
      <style:text-properties fo:color="#7f848e" loext:opacity="100%" style:font-name="Droid Sans Mono" fo:font-size="10.5pt" fo:font-style="italic" fo:font-weight="normal" fo:background-color="transparent"/>
    </style:style>
    <style:style style:name="P23" style:family="paragraph" style:parent-style-name="Standard">
      <style:paragraph-properties style:line-height-at-least="0.503cm"/>
      <style:text-properties fo:background-color="transparent"/>
    </style:style>
    <style:style style:name="P24" style:family="paragraph" style:parent-style-name="Standard">
      <style:paragraph-properties fo:margin-top="0cm" fo:margin-bottom="0.499cm" style:contextual-spacing="false" style:line-height-at-least="0.503cm"/>
      <style:text-properties fo:background-color="transparent"/>
    </style:style>
    <style:style style:name="P25" style:family="paragraph" style:parent-style-name="Standard">
      <style:paragraph-properties fo:margin-left="0cm" fo:margin-right="0cm" style:line-height-at-least="0.503cm" fo:text-indent="0cm" style:auto-text-indent="false"/>
      <style:text-properties fo:color="#abb2bf" loext:opacity="100%" style:font-name="Droid Sans Mono" fo:font-size="10.5pt" fo:font-weight="normal" fo:background-color="transparen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officeooo:rsid="000518b5" style:font-size-asian="14pt" style:font-size-complex="14pt"/>
    </style:style>
    <style:style style:name="T3" style:family="text">
      <style:text-properties fo:font-size="16pt" officeooo:rsid="000518b5" style:font-size-asian="16pt" style:font-size-complex="16pt"/>
    </style:style>
    <style:style style:name="T4" style:family="text">
      <style:text-properties fo:font-size="16pt" officeooo:rsid="00069792" style:font-size-asian="16pt" style:font-size-complex="16pt"/>
    </style:style>
    <style:style style:name="T5" style:family="text">
      <style:text-properties fo:font-size="16pt" fo:font-weight="bold" style:font-size-asian="16pt" style:font-weight-asian="bold" style:font-size-complex="16pt" style:font-weight-complex="bold"/>
    </style:style>
    <style:style style:name="T6" style:family="text">
      <style:text-properties fo:font-size="16pt" fo:font-weight="bold" officeooo:rsid="0011225b" style:font-size-asian="16pt" style:font-weight-asian="bold" style:font-size-complex="16pt" style:font-weight-complex="bold"/>
    </style:style>
    <style:style style:name="T7" style:family="text">
      <style:text-properties fo:font-size="16pt" fo:font-weight="bold" officeooo:rsid="000518b5" style:font-size-asian="16pt" style:font-weight-asian="bold" style:font-size-complex="16pt" style:font-weight-complex="bold"/>
    </style:style>
    <style:style style:name="T8" style:family="text">
      <style:text-properties fo:font-size="16pt" fo:font-weight="bold" officeooo:rsid="00069792" style:font-size-asian="16pt" style:font-weight-asian="bold" style:font-size-complex="16pt" style:font-weight-complex="bold"/>
    </style:style>
    <style:style style:name="T9" style:family="text">
      <style:text-properties officeooo:rsid="0011225b"/>
    </style:style>
    <style:style style:name="T10" style:family="text">
      <style:text-properties officeooo:rsid="000518b5"/>
    </style:style>
    <style:style style:name="T11" style:family="text">
      <style:text-properties style:text-position="super 58%" fo:font-size="16pt" officeooo:rsid="000518b5" style:font-size-asian="16pt" style:font-size-complex="16pt"/>
    </style:style>
    <style:style style:name="T12" style:family="text">
      <style:text-properties style:text-position="0% 100%" fo:font-size="16pt" officeooo:rsid="000518b5" style:font-size-asian="16pt" style:font-size-complex="16pt"/>
    </style:style>
    <style:style style:name="T13" style:family="text">
      <style:text-properties style:text-line-through-style="solid" style:text-line-through-type="single" fo:font-size="16pt" fo:font-weight="bold" officeooo:rsid="000518b5" style:font-size-asian="16pt" style:font-weight-asian="bold" style:font-size-complex="16pt" style:font-weight-complex="bold"/>
    </style:style>
    <style:style style:name="T14" style:family="text">
      <style:text-properties fo:color="#98c379" loext:opacity="100%"/>
    </style:style>
    <style:style style:name="T15" style:family="text">
      <style:text-properties officeooo:rsid="00069792"/>
    </style:style>
    <style:style style:name="T16" style:family="text">
      <style:text-properties fo:color="#c678dd" loext:opacity="100%"/>
    </style:style>
    <style:style style:name="T17" style:family="text">
      <style:text-properties fo:color="#c678dd" loext:opacity="100%" fo:font-style="italic"/>
    </style:style>
    <style:style style:name="T18" style:family="text">
      <style:text-properties fo:color="#e5c07b" loext:opacity="100%"/>
    </style:style>
    <style:style style:name="T19" style:family="text">
      <style:text-properties fo:color="#e5c07b" loext:opacity="100%" fo:font-style="italic"/>
    </style:style>
    <style:style style:name="T20" style:family="text">
      <style:text-properties fo:color="#56b6c2" loext:opacity="100%"/>
    </style:style>
    <style:style style:name="T21" style:family="text">
      <style:text-properties fo:color="#abb2bf" loext:opacity="100%"/>
    </style:style>
    <style:style style:name="T22" style:family="text">
      <style:text-properties fo:color="#61afef" loext:opacity="100%"/>
    </style:style>
    <style:style style:name="T23" style:family="text">
      <style:text-properties fo:color="#61afef" loext:opacity="100%" fo:font-weight="bold"/>
    </style:style>
    <style:style style:name="T24" style:family="text">
      <style:text-properties fo:color="#d19a66" loext:opacity="100%"/>
    </style:style>
    <style:style style:name="T25" style:family="text">
      <style:text-properties fo:color="#d19a66" loext:opacity="100%" fo:font-style="italic"/>
    </style:style>
    <style:style style:name="T26" style:family="text">
      <style:text-properties fo:color="#7f848e" loext:opacity="100%" fo:font-style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Новиченко Андрей 2МО РБД-1<text:line-break/>Лабораторная работа № <text:span text:style-name="T10">4. Вариант 44</text:span></text:p>
      <text:p text:style-name="P4"/>
      <text:p text:style-name="P1"><text:span text:style-name="T1">Проект с программами для работорных работ доступен в публичном репозитории на Github </text:span><text:a xlink:type="simple" xlink:href="https://github.com/anovicenko74/TALT" text:style-name="Internet_20_link" text:visited-style-name="Visited_20_Internet_20_Link"><text:span text:style-name="T1">https://github.com/anovicenko74/TALT</text:span></text:a></text:p>
      <text:p text:style-name="P12"><text:span text:style-name="T3"/></text:p>
      <text:p text:style-name="P12"><text:span text:style-name="T3">L = {+ba</text:span><text:span text:style-name="T11">n</text:span><text:span text:style-name="T12">bc</text:span><text:span text:style-name="T11">n </text:span><text:span text:style-name="T12">| n &gt; 1</text:span><text:span text:style-name="T3">}</text:span></text:p>
      <text:p text:style-name="P12"><text:span text:style-name="T7"/></text:p>
      <text:p text:style-name="P12"><text:span text:style-name="T7">а) </text:span><text:span text:style-name="T13">Уже зачтено </text:span></text:p>
      <text:p text:style-name="P12"/>
      <text:p text:style-name="P13"><text:span text:style-name="T3">б) Методом Кока-Янгера-Касами сделать разбор некоторой строки этой грамматики длиной от 10 и некоторой строки длиной от 100</text:span><text:span text:style-name="T4">*</text:span></text:p>
      <text:p text:style-name="P9"><text:span text:style-name="T9">А</text:span>втоматы взяты из задания №4</text:p>
      <text:p text:style-name="P9"/>
      <text:p text:style-name="P1"><text:span text:style-name="T5">Пример вывода </text:span><text:span text:style-name="T6">(ф</text:span><text:span text:style-name="T5">айл </text:span><text:span text:style-name="T7">4.2.py</text:span><text:span text:style-name="T6">)</text:span><text:line-break/><text:span text:style-name="T1">Входная строка: </text:span><text:span text:style-name="T2">+baabcc</text:span></text:p>
      <text:p text:style-name="P5">Шаги CYK разбора:</text:p>
      <text:p text:style-name="P5">Строка: <text:s/>+ b a a b c c</text:p>
      <text:p text:style-name="P5">Уровень 1: <text:s/>{X} <text:s/>{B, V} <text:s/>{A} <text:s/>{A} <text:s/>{B, V} <text:s/>{C} <text:s/>{C}</text:p>
      <text:p text:style-name="P5">Уровень 2: <text:s/>{} <text:s/>{} <text:s/>{} <text:s/>{} <text:s/>{E} <text:s/>{}</text:p>
      <text:p text:style-name="P5">Уровень 3: <text:s/>{} <text:s/>{} <text:s/>{} <text:s/>{V} <text:s/>{}</text:p>
      <text:p text:style-name="P5">Уровень 4: <text:s/>{} <text:s/>{} <text:s/>{} <text:s/>{E}</text:p>
      <text:p text:style-name="P5">Уровень 5: <text:s/>{} <text:s/>{} <text:s/>{V}</text:p>
      <text:p text:style-name="P5">Уровень 6: <text:s/>{} <text:s/>{T}</text:p>
      <text:p text:style-name="P5">Уровень 7: <text:s/>{S}</text:p>
      <text:p text:style-name="P5">Строка принята</text:p>
      <text:p text:style-name="P5">Шаги генерации вывода:</text:p>
      <text:p text:style-name="P5">S -&gt; XT</text:p>
      <text:p text:style-name="P5">X -&gt; +</text:p>
      <text:p text:style-name="P5">T -&gt; BV</text:p>
      <text:p text:style-name="P5">B -&gt; b</text:p>
      <text:p text:style-name="P5">V -&gt; AE</text:p>
      <text:p text:style-name="P5">A -&gt; a</text:p>
      <text:p text:style-name="P5">E -&gt; VC</text:p>
      <text:p text:style-name="P5">V -&gt; AE</text:p>
      <text:p text:style-name="P5">A -&gt; a</text:p>
      <text:p text:style-name="P5">E -&gt; VC</text:p>
      <text:p text:style-name="P5">V -&gt; b</text:p>
      <text:p text:style-name="P5">C -&gt; c</text:p>
      <text:p text:style-name="P5">C -&gt; c</text:p>
      <text:p text:style-name="P5"/>
      <text:p text:style-name="P7">Входная строка: +baabccc (баланс символов нарушен)</text:p>
      <text:p text:style-name="P7">Шаги CYK разбора:</text:p>
      <text:p text:style-name="P7"><text:soft-page-break/>Строка: <text:s/>+ b a a b c c c</text:p>
      <text:p text:style-name="P7">Уровень 1: <text:s/>{X} <text:s/>{B, V} <text:s/>{A} <text:s/>{A} <text:s/>{B, V} <text:s/>{C} <text:s/>{C} <text:s/>{C}</text:p>
      <text:p text:style-name="P7">Уровень 2: <text:s/>{} <text:s/>{} <text:s/>{} <text:s/>{} <text:s/>{E} <text:s/>{} <text:s/>{}</text:p>
      <text:p text:style-name="P7">Уровень 3: <text:s/>{} <text:s/>{} <text:s/>{} <text:s/>{V} <text:s/>{} <text:s/>{}</text:p>
      <text:p text:style-name="P7">Уровень 4: <text:s/>{} <text:s/>{} <text:s/>{} <text:s/>{E} <text:s/>{}</text:p>
      <text:p text:style-name="P7">Уровень 5: <text:s/>{} <text:s/>{} <text:s/>{V} <text:s/>{}</text:p>
      <text:p text:style-name="P7">Уровень 6: <text:s/>{} <text:s/>{T} <text:s/>{E}</text:p>
      <text:p text:style-name="P7">Уровень 7: <text:s/>{S} <text:s/>{}</text:p>
      <text:p text:style-name="P7">Уровень 8: <text:s/>{}</text:p>
      <text:p text:style-name="P7">Строка не принята</text:p>
      <text:p text:style-name="P7"/>
      <text:p text:style-name="P7"><text:span text:style-name="T15">*</text:span>Разбор строки более 100 символов в отчете не предоставлен в виду его избыточности</text:p>
      <text:p text:style-name="P1"/>
      <text:p text:style-name="P14"><text:span text:style-name="T4">в</text:span><text:span text:style-name="T3">) Методом </text:span><text:span text:style-name="T4">Эрли </text:span><text:span text:style-name="T3">сделать разбор некоторой строки этой грамматики длиной от 10 и некоторой строки длиной от 100</text:span><text:span text:style-name="T4">*</text:span></text:p>
      <text:p text:style-name="P10"><text:span text:style-name="T9">А</text:span>втоматы взяты из задания №4</text:p>
      <text:p text:style-name="P10"/>
      <text:p text:style-name="P2"><text:span text:style-name="T5">Пример вывода </text:span><text:span text:style-name="T6">(ф</text:span><text:span text:style-name="T5">айл </text:span><text:span text:style-name="T7">4.</text:span><text:span text:style-name="T8">3</text:span><text:span text:style-name="T7">.py</text:span><text:span text:style-name="T6">)</text:span></text:p>
      <text:p text:style-name="P6">Входная строка: <text:span text:style-name="T10">+baabcc</text:span></text:p>
      <text:p text:style-name="P6">Шаги Earley разбора:</text:p>
      <text:p text:style-name="P6">Разбираемая строка: + b a a b c c</text:p>
      <text:p text:style-name="P6"><text:s text:c="2"/>[Инициализация] Добавлено начальное правило: ('S', ['.', 'X', 'T'])</text:p>
      <text:p text:style-name="P6"/>
      <text:p text:style-name="P6"><text:s text:c="2"/>Итерация 0:</text:p>
      <text:p text:style-name="P6"/>
      <text:p text:style-name="P6"><text:s text:c="2"/>Итерация 1:</text:p>
      <text:p text:style-name="P6"/>
      <text:p text:style-name="P6"><text:s text:c="2"/>Итерация 2:</text:p>
      <text:p text:style-name="P6"/>
      <text:p text:style-name="P6"><text:s text:c="2"/>Итерация 3:</text:p>
      <text:p text:style-name="P6"/>
      <text:p text:style-name="P6"><text:s text:c="2"/>Итерация 4:</text:p>
      <text:p text:style-name="P6"/>
      <text:p text:style-name="P6"><text:s text:c="2"/>Итерация 5:</text:p>
      <text:p text:style-name="P6"/>
      <text:p text:style-name="P6"><text:s text:c="2"/>Итерация 6:</text:p>
      <text:p text:style-name="P6"/>
      <text:p text:style-name="P6"><text:s text:c="2"/>Итерация 7:</text:p>
      <text:p text:style-name="P6"/>
      <text:p text:style-name="P6">Финальная таблица состояний:</text:p>
      <text:p text:style-name="P6"><text:s text:c="2"/>chart[0]:</text:p>
      <text:p text:style-name="P6"><text:s text:c="4"/>S -&gt; . X T, Начало: 0</text:p>
      <text:p text:style-name="P6"><text:s text:c="4"/>X -&gt; . +, Начало: 0</text:p>
      <text:p text:style-name="P6"><text:soft-page-break/><text:s text:c="2"/>chart[1]:</text:p>
      <text:p text:style-name="P6"><text:s text:c="4"/>X -&gt; + ., Начало: 0</text:p>
      <text:p text:style-name="P6"><text:s text:c="4"/>S -&gt; X . T, Начало: 0</text:p>
      <text:p text:style-name="P6"><text:s text:c="4"/>T -&gt; . B V, Начало: 1</text:p>
      <text:p text:style-name="P6"><text:s text:c="4"/>B -&gt; . b, Начало: 1</text:p>
      <text:p text:style-name="P6"><text:s text:c="2"/>chart[2]:</text:p>
      <text:p text:style-name="P6"><text:s text:c="4"/>B -&gt; b ., Начало: 1</text:p>
      <text:p text:style-name="P6"><text:s text:c="4"/>T -&gt; B . V, Начало: 1</text:p>
      <text:p text:style-name="P6"><text:s text:c="4"/>V -&gt; . A E, Начало: 2</text:p>
      <text:p text:style-name="P6"><text:s text:c="4"/>V -&gt; . b, Начало: 2</text:p>
      <text:p text:style-name="P6"><text:s text:c="4"/>A -&gt; . a, Начало: 2</text:p>
      <text:p text:style-name="P6"><text:s text:c="2"/>chart[3]:</text:p>
      <text:p text:style-name="P6"><text:s text:c="4"/>A -&gt; a ., Начало: 2</text:p>
      <text:p text:style-name="P6"><text:s text:c="4"/>V -&gt; A . E, Начало: 2</text:p>
      <text:p text:style-name="P6"><text:s text:c="4"/>E -&gt; . V C, Начало: 3</text:p>
      <text:p text:style-name="P6"><text:s text:c="4"/>V -&gt; . A E, Начало: 3</text:p>
      <text:p text:style-name="P6"><text:s text:c="4"/>V -&gt; . b, Начало: 3</text:p>
      <text:p text:style-name="P6"><text:s text:c="4"/>A -&gt; . a, Начало: 3</text:p>
      <text:p text:style-name="P6"><text:s text:c="2"/>chart[4]:</text:p>
      <text:p text:style-name="P6"><text:s text:c="4"/>A -&gt; a ., Начало: 3</text:p>
      <text:p text:style-name="P6"><text:s text:c="4"/>V -&gt; A . E, Начало: 3</text:p>
      <text:p text:style-name="P6"><text:s text:c="4"/>E -&gt; . V C, Начало: 4</text:p>
      <text:p text:style-name="P6"><text:s text:c="4"/>V -&gt; . A E, Начало: 4</text:p>
      <text:p text:style-name="P6"><text:s text:c="4"/>V -&gt; . b, Начало: 4</text:p>
      <text:p text:style-name="P6"><text:s text:c="4"/>A -&gt; . a, Начало: 4</text:p>
      <text:p text:style-name="P6"><text:s text:c="2"/>chart[5]:</text:p>
      <text:p text:style-name="P6"><text:s text:c="4"/>V -&gt; b ., Начало: 4</text:p>
      <text:p text:style-name="P6"><text:s text:c="4"/>E -&gt; V . C, Начало: 4</text:p>
      <text:p text:style-name="P6"><text:s text:c="4"/>C -&gt; . c, Начало: 5</text:p>
      <text:p text:style-name="P6"><text:s text:c="2"/>chart[6]:</text:p>
      <text:p text:style-name="P6"><text:s text:c="4"/>C -&gt; c ., Начало: 5</text:p>
      <text:p text:style-name="P6"><text:s text:c="4"/>E -&gt; V C ., Начало: 4</text:p>
      <text:p text:style-name="P6"><text:s text:c="4"/>V -&gt; A E ., Начало: 3</text:p>
      <text:p text:style-name="P6"><text:s text:c="4"/>E -&gt; V . C, Начало: 3</text:p>
      <text:p text:style-name="P6"><text:s text:c="4"/>C -&gt; . c, Начало: 6</text:p>
      <text:p text:style-name="P6"><text:s text:c="2"/>chart[7]:</text:p>
      <text:p text:style-name="P6"><text:s text:c="4"/>C -&gt; c ., Начало: 6</text:p>
      <text:p text:style-name="P6"><text:s text:c="4"/>E -&gt; V C ., Начало: 3</text:p>
      <text:p text:style-name="P6"><text:s text:c="4"/>V -&gt; A E ., Начало: 2</text:p>
      <text:p text:style-name="P6"><text:s text:c="4"/>T -&gt; B V ., Начало: 1</text:p>
      <text:p text:style-name="P6"><text:s text:c="4"/>S -&gt; X T ., Начало: 0</text:p>
      <text:p text:style-name="P6"/>
      <text:p text:style-name="P6"><text:s text:c="2"/>Строка принята!</text:p>
      <text:p text:style-name="P6"/>
      <text:p text:style-name="P6"><text:s text:c="2"/>Входная строка: <text:span text:style-name="T10">+baabcc</text:span><text:span text:style-name="T15">c (Баланс символов нарушен)</text:span></text:p>
      <text:p text:style-name="P6"><text:soft-page-break/>Шаги Earley разбора:</text:p>
      <text:p text:style-name="P6">Разбираемая строка: + b a a b c c c</text:p>
      <text:p text:style-name="P6"><text:s text:c="2"/>[Инициализация] Добавлено начальное правило: ('S', ['.', 'X', 'T'])</text:p>
      <text:p text:style-name="P6"/>
      <text:p text:style-name="P6"><text:s text:c="2"/>Итерация 0:</text:p>
      <text:p text:style-name="P6"/>
      <text:p text:style-name="P6"><text:s text:c="2"/>Итерация 1:</text:p>
      <text:p text:style-name="P6"/>
      <text:p text:style-name="P6"><text:s text:c="2"/>Итерация 2:</text:p>
      <text:p text:style-name="P6"/>
      <text:p text:style-name="P6"><text:s text:c="2"/>Итерация 3:</text:p>
      <text:p text:style-name="P6"/>
      <text:p text:style-name="P6"><text:s text:c="2"/>Итерация 4:</text:p>
      <text:p text:style-name="P6"/>
      <text:p text:style-name="P6"><text:s text:c="2"/>Итерация 5:</text:p>
      <text:p text:style-name="P6"/>
      <text:p text:style-name="P6"><text:s text:c="2"/>Итерация 6:</text:p>
      <text:p text:style-name="P6"/>
      <text:p text:style-name="P6"><text:s text:c="2"/>Итерация 7:</text:p>
      <text:p text:style-name="P6"/>
      <text:p text:style-name="P6"><text:s text:c="2"/>Итерация 8:</text:p>
      <text:p text:style-name="P6"/>
      <text:p text:style-name="P6">Финальная таблица состояний:</text:p>
      <text:p text:style-name="P6"><text:s text:c="2"/>chart[0]:</text:p>
      <text:p text:style-name="P6"><text:s text:c="4"/>S -&gt; . X T, Начало: 0</text:p>
      <text:p text:style-name="P6"><text:s text:c="4"/>X -&gt; . +, Начало: 0</text:p>
      <text:p text:style-name="P6"><text:s text:c="2"/>chart[1]:</text:p>
      <text:p text:style-name="P6"><text:s text:c="4"/>X -&gt; + ., Начало: 0</text:p>
      <text:p text:style-name="P6"><text:s text:c="4"/>S -&gt; X . T, Начало: 0</text:p>
      <text:p text:style-name="P6"><text:s text:c="4"/>T -&gt; . B V, Начало: 1</text:p>
      <text:p text:style-name="P6"><text:s text:c="4"/>B -&gt; . b, Начало: 1</text:p>
      <text:p text:style-name="P6"><text:s text:c="2"/>chart[2]:</text:p>
      <text:p text:style-name="P6"><text:s text:c="4"/>B -&gt; b ., Начало: 1</text:p>
      <text:p text:style-name="P6"><text:s text:c="4"/>T -&gt; B . V, Начало: 1</text:p>
      <text:p text:style-name="P6"><text:s text:c="4"/>V -&gt; . A E, Начало: 2</text:p>
      <text:p text:style-name="P6"><text:s text:c="4"/>V -&gt; . b, Начало: 2</text:p>
      <text:p text:style-name="P6"><text:s text:c="4"/>A -&gt; . a, Начало: 2</text:p>
      <text:p text:style-name="P6"><text:s text:c="2"/>chart[3]:</text:p>
      <text:p text:style-name="P6"><text:s text:c="4"/>A -&gt; a ., Начало: 2</text:p>
      <text:p text:style-name="P6"><text:s text:c="4"/>V -&gt; A . E, Начало: 2</text:p>
      <text:p text:style-name="P6"><text:s text:c="4"/>E -&gt; . V C, Начало: 3</text:p>
      <text:p text:style-name="P6"><text:s text:c="4"/>V -&gt; . A E, Начало: 3</text:p>
      <text:p text:style-name="P6"><text:s text:c="4"/>V -&gt; . b, Начало: 3</text:p>
      <text:p text:style-name="P6"><text:s text:c="4"/>A -&gt; . a, Начало: 3</text:p>
      <text:p text:style-name="P6"><text:s text:c="2"/>chart[4]:</text:p>
      <text:p text:style-name="P6"><text:soft-page-break/><text:s text:c="4"/>A -&gt; a ., Начало: 3</text:p>
      <text:p text:style-name="P6"><text:s text:c="4"/>V -&gt; A . E, Начало: 3</text:p>
      <text:p text:style-name="P6"><text:s text:c="4"/>E -&gt; . V C, Начало: 4</text:p>
      <text:p text:style-name="P6"><text:s text:c="4"/>V -&gt; . A E, Начало: 4</text:p>
      <text:p text:style-name="P6"><text:s text:c="4"/>V -&gt; . b, Начало: 4</text:p>
      <text:p text:style-name="P6"><text:s text:c="4"/>A -&gt; . a, Начало: 4</text:p>
      <text:p text:style-name="P6"><text:s text:c="2"/>chart[5]:</text:p>
      <text:p text:style-name="P6"><text:s text:c="4"/>V -&gt; b ., Начало: 4</text:p>
      <text:p text:style-name="P6"><text:s text:c="4"/>E -&gt; V . C, Начало: 4</text:p>
      <text:p text:style-name="P6"><text:s text:c="4"/>C -&gt; . c, Начало: 5</text:p>
      <text:p text:style-name="P6"><text:s text:c="2"/>chart[6]:</text:p>
      <text:p text:style-name="P6"><text:s text:c="4"/>C -&gt; c ., Начало: 5</text:p>
      <text:p text:style-name="P6"><text:s text:c="4"/>E -&gt; V C ., Начало: 4</text:p>
      <text:p text:style-name="P6"><text:s text:c="4"/>V -&gt; A E ., Начало: 3</text:p>
      <text:p text:style-name="P6"><text:s text:c="4"/>E -&gt; V . C, Начало: 3</text:p>
      <text:p text:style-name="P6"><text:s text:c="4"/>C -&gt; . c, Начало: 6</text:p>
      <text:p text:style-name="P6"><text:s text:c="2"/>chart[7]:</text:p>
      <text:p text:style-name="P6"><text:s text:c="4"/>C -&gt; c ., Начало: 6</text:p>
      <text:p text:style-name="P6"><text:s text:c="4"/>E -&gt; V C ., Начало: 3</text:p>
      <text:p text:style-name="P6"><text:s text:c="4"/>V -&gt; A E ., Начало: 2</text:p>
      <text:p text:style-name="P6"><text:s text:c="4"/>T -&gt; B V ., Начало: 1</text:p>
      <text:p text:style-name="P6"><text:s text:c="4"/>S -&gt; X T ., Начало: 0</text:p>
      <text:p text:style-name="P6"><text:s text:c="2"/>chart[8]:</text:p>
      <text:p text:style-name="P6"/>
      <text:p text:style-name="P6"><text:s text:c="2"/>Строка не принята.</text:p>
      <text:p text:style-name="P2"><text:tab/></text:p>
      <text:p text:style-name="P8"><text:span text:style-name="T15">*</text:span>Разбор строки более 100 символов в отчете не предоставлен в виду его избыточности</text:p>
      <text:p text:style-name="P2"/>
      <text:p text:style-name="P2"/>
      <text:p text:style-name="P2"><text:line-break/></text:p>
      <text:p text:style-name="P15">Исходный код</text:p>
      <text:p text:style-name="P16"/>
      <text:p text:style-name="P16">4.2.py (Коко-Янгера-Касами)</text:p>
      <text:p text:style-name="P16"/>
      <text:p text:style-name="P18"><text:span text:style-name="T16">class</text:span> <text:span text:style-name="T18">Grammar</text:span>:</text:p>
      <text:p text:style-name="P19"><text:span text:style-name="T16">def</text:span> <text:span text:style-name="T20">__init__</text:span>(<text:span text:style-name="T19">self</text:span>):</text:p>
      <text:p text:style-name="P19"><text:span text:style-name="T18">self</text:span><text:span text:style-name="T21">.</text:span>rules <text:span text:style-name="T20">=</text:span> {}</text:p>
      <text:p text:style-name="P23"/>
      <text:p text:style-name="P19"><text:span text:style-name="T16">def</text:span> <text:span text:style-name="T23">add_rule</text:span>(<text:span text:style-name="T19">self</text:span>, <text:span text:style-name="T25">non_terminal</text:span>, <text:span text:style-name="T25">production</text:span>):</text:p>
      <text:p text:style-name="P19"><text:span text:style-name="T17">if</text:span> non_terminal <text:span text:style-name="T16">not</text:span> <text:span text:style-name="T16">in</text:span> <text:span text:style-name="T18">self</text:span><text:span text:style-name="T21">.</text:span>rules:</text:p>
      <text:p text:style-name="P19"><text:span text:style-name="T18">self</text:span><text:span text:style-name="T21">.</text:span>rules<text:span text:style-name="T21">[</text:span>non_terminal<text:span text:style-name="T21">]</text:span> <text:span text:style-name="T20">=</text:span> <text:span text:style-name="T21">[]</text:span></text:p>
      <text:p text:style-name="P19"><text:span text:style-name="T18">self</text:span><text:span text:style-name="T21">.</text:span>rules<text:span text:style-name="T21">[</text:span>non_terminal<text:span text:style-name="T21">].</text:span><text:span text:style-name="T22">append</text:span><text:span text:style-name="T21">(</text:span>production<text:span text:style-name="T21">)</text:span></text:p>
      <text:p text:style-name="P23"/>
      <text:p text:style-name="P19"><text:span text:style-name="T16">class</text:span> <text:span text:style-name="T18">CYK_Parser</text:span>:</text:p>
      <text:p text:style-name="P19"><text:span text:style-name="T16">def</text:span> <text:span text:style-name="T20">__init__</text:span>(<text:span text:style-name="T19">self</text:span>, <text:span text:style-name="T25">grammar</text:span>):</text:p>
      <text:p text:style-name="P19"><text:span text:style-name="T18">self</text:span><text:span text:style-name="T21">.</text:span>grammar <text:span text:style-name="T20">=</text:span> grammar</text:p>
      <text:p text:style-name="P23"/>
      <text:p text:style-name="P19"><text:span text:style-name="T16">def</text:span> <text:span text:style-name="T23">parse</text:span>(<text:span text:style-name="T19">self</text:span>, <text:span text:style-name="T25">string</text:span>):</text:p>
      <text:p text:style-name="P19">n <text:span text:style-name="T20">=</text:span> <text:span text:style-name="T20">len</text:span><text:span text:style-name="T21">(</text:span>string<text:span text:style-name="T21">)</text:span></text:p>
      <text:p text:style-name="P19">table <text:span text:style-name="T20">=</text:span> <text:span text:style-name="T21">[[</text:span><text:span text:style-name="T20">set</text:span><text:span text:style-name="T21">()</text:span> <text:span text:style-name="T17">for</text:span> _ <text:span text:style-name="T17">in</text:span> <text:span text:style-name="T20">range</text:span><text:span text:style-name="T21">(</text:span>n<text:span text:style-name="T21">)]</text:span> <text:span text:style-name="T17">for</text:span> _ <text:span text:style-name="T17">in</text:span> <text:span text:style-name="T20">range</text:span><text:span text:style-name="T21">(</text:span>n<text:span text:style-name="T21">)]</text:span></text:p>
      <text:p text:style-name="P19">backtrace <text:span text:style-name="T20">=</text:span> <text:span text:style-name="T21">[[</text:span>{} <text:span text:style-name="T17">for</text:span> _ <text:span text:style-name="T17">in</text:span> <text:span text:style-name="T20">range</text:span><text:span text:style-name="T21">(</text:span>n<text:span text:style-name="T21">)]</text:span> <text:span text:style-name="T17">for</text:span> _ <text:span text:style-name="T17">in</text:span> <text:span text:style-name="T20">range</text:span><text:span text:style-name="T21">(</text:span>n<text:span text:style-name="T21">)]</text:span></text:p>
      <text:p text:style-name="P19"><text:span text:style-name="T17">for</text:span> i<text:span text:style-name="T21">,</text:span> symbol <text:span text:style-name="T17">in</text:span> <text:span text:style-name="T20">enumerate</text:span><text:span text:style-name="T21">(</text:span>string<text:span text:style-name="T21">)</text:span>:</text:p>
      <text:p text:style-name="P19"><text:span text:style-name="T17">for</text:span> non_terminal<text:span text:style-name="T21">,</text:span> productions <text:span text:style-name="T17">in</text:span> <text:span text:style-name="T18">self</text:span><text:span text:style-name="T21">.</text:span>grammar<text:span text:style-name="T21">.</text:span>rules<text:span text:style-name="T21">.</text:span><text:span text:style-name="T22">items</text:span><text:span text:style-name="T21">()</text:span>:</text:p>
      <text:p text:style-name="P19"><text:span text:style-name="T17">for</text:span> production <text:span text:style-name="T17">in</text:span> productions:</text:p>
      <text:p text:style-name="P19"><text:span text:style-name="T17">if</text:span> production <text:span text:style-name="T20">==</text:span> symbol:</text:p>
      <text:p text:style-name="P19">table<text:span text:style-name="T21">[</text:span>i<text:span text:style-name="T21">][</text:span>i<text:span text:style-name="T21">].</text:span><text:span text:style-name="T22">add</text:span><text:span text:style-name="T21">(</text:span>non_terminal<text:span text:style-name="T21">)</text:span></text:p>
      <text:p text:style-name="P19">backtrace<text:span text:style-name="T21">[</text:span>i<text:span text:style-name="T21">][</text:span>i<text:span text:style-name="T21">][</text:span>non_terminal<text:span text:style-name="T21">]</text:span> <text:span text:style-name="T20">=</text:span> <text:span text:style-name="T21">(</text:span>production<text:span text:style-name="T21">,</text:span> <text:span text:style-name="T24">None</text:span><text:span text:style-name="T21">,</text:span> <text:span text:style-name="T24">None</text:span><text:span text:style-name="T21">)</text:span></text:p>
      <text:p text:style-name="P19"><text:span text:style-name="T17">for</text:span> length <text:span text:style-name="T17">in</text:span> <text:span text:style-name="T20">range</text:span><text:span text:style-name="T21">(</text:span><text:span text:style-name="T24">2</text:span><text:span text:style-name="T21">,</text:span> n <text:span text:style-name="T20">+</text:span> <text:span text:style-name="T24">1</text:span><text:span text:style-name="T21">)</text:span>:</text:p>
      <text:p text:style-name="P19"><text:span text:style-name="T17">for</text:span> start <text:span text:style-name="T17">in</text:span> <text:span text:style-name="T20">range</text:span><text:span text:style-name="T21">(</text:span>n <text:span text:style-name="T20">-</text:span> length <text:span text:style-name="T20">+</text:span> <text:span text:style-name="T24">1</text:span><text:span text:style-name="T21">)</text:span>: </text:p>
      <text:p text:style-name="P19">end <text:span text:style-name="T20">=</text:span> start <text:span text:style-name="T20">+</text:span> length <text:span text:style-name="T20">-</text:span> <text:span text:style-name="T24">1</text:span></text:p>
      <text:p text:style-name="P19"><text:span text:style-name="T17">for</text:span> split <text:span text:style-name="T17">in</text:span> <text:span text:style-name="T20">range</text:span><text:span text:style-name="T21">(</text:span>start<text:span text:style-name="T21">,</text:span> end<text:span text:style-name="T21">)</text:span>:</text:p>
      <text:p text:style-name="P19"><text:span text:style-name="T17">for</text:span> A<text:span text:style-name="T21">,</text:span> productions <text:span text:style-name="T17">in</text:span> <text:span text:style-name="T18">self</text:span><text:span text:style-name="T21">.</text:span>grammar<text:span text:style-name="T21">.</text:span>rules<text:span text:style-name="T21">.</text:span><text:span text:style-name="T22">items</text:span><text:span text:style-name="T21">()</text:span>:</text:p>
      <text:p text:style-name="P19"><text:span text:style-name="T17">for</text:span> production <text:span text:style-name="T17">in</text:span> productions:</text:p>
      <text:p text:style-name="P19"><text:span text:style-name="T17">if</text:span> <text:span text:style-name="T20">len</text:span><text:span text:style-name="T21">(</text:span>production<text:span text:style-name="T21">)</text:span> <text:span text:style-name="T20">==</text:span> <text:span text:style-name="T24">2</text:span>:</text:p>
      <text:p text:style-name="P19">B<text:span text:style-name="T21">,</text:span> C <text:span text:style-name="T20">=</text:span> production<text:span text:style-name="T21">[</text:span><text:span text:style-name="T24">0</text:span><text:span text:style-name="T21">],</text:span> production<text:span text:style-name="T21">[</text:span><text:span text:style-name="T24">1</text:span><text:span text:style-name="T21">]</text:span></text:p>
      <text:p text:style-name="P19"><text:span text:style-name="T17">if</text:span> B <text:span text:style-name="T16">in</text:span> table<text:span text:style-name="T21">[</text:span>start<text:span text:style-name="T21">][</text:span>split<text:span text:style-name="T21">]</text:span> <text:span text:style-name="T16">and</text:span> C <text:span text:style-name="T16">in</text:span> table<text:span text:style-name="T21">[</text:span>split <text:span text:style-name="T20">+</text:span> <text:span text:style-name="T24">1</text:span><text:span text:style-name="T21">][</text:span>end<text:span text:style-name="T21">]</text:span>:</text:p>
      <text:p text:style-name="P19">table<text:span text:style-name="T21">[</text:span>start<text:span text:style-name="T21">][</text:span>end<text:span text:style-name="T21">].</text:span><text:span text:style-name="T22">add</text:span><text:span text:style-name="T21">(</text:span>A<text:span text:style-name="T21">)</text:span></text:p>
      <text:p text:style-name="P19">backtrace<text:span text:style-name="T21">[</text:span>start<text:span text:style-name="T21">][</text:span>end<text:span text:style-name="T21">][</text:span>A<text:span text:style-name="T21">]</text:span> <text:span text:style-name="T20">=</text:span> <text:span text:style-name="T21">(</text:span>production<text:span text:style-name="T21">,</text:span> <text:span text:style-name="T21">(</text:span>start<text:span text:style-name="T21">,</text:span> split<text:span text:style-name="T21">),</text:span> <text:span text:style-name="T21">(</text:span>split <text:span text:style-name="T20">+</text:span> <text:span text:style-name="T24">1</text:span><text:span text:style-name="T21">,</text:span> end<text:span text:style-name="T21">))</text:span></text:p>
      <text:p text:style-name="P19">start_symbol <text:span text:style-name="T20">=</text:span> <text:span text:style-name="T14">'S'</text:span></text:p>
      <text:p text:style-name="P19">accepted <text:span text:style-name="T20">=</text:span> start_symbol <text:span text:style-name="T16">in</text:span> table<text:span text:style-name="T21">[</text:span><text:span text:style-name="T24">0</text:span><text:span text:style-name="T21">][</text:span>n <text:span text:style-name="T20">-</text:span> <text:span text:style-name="T24">1</text:span><text:span text:style-name="T21">]</text:span></text:p>
      <text:p text:style-name="P19"><text:span text:style-name="T17">return</text:span> accepted<text:span text:style-name="T21">,</text:span> table<text:span text:style-name="T21">,</text:span> backtrace</text:p>
      <text:p text:style-name="P19"><text:span text:style-name="T16">def</text:span> <text:span text:style-name="T23">print_parse_steps</text:span>(<text:span text:style-name="T19">self</text:span>, <text:span text:style-name="T25">string</text:span>, <text:span text:style-name="T25">table</text:span>):</text:p>
      <text:p text:style-name="P19">n <text:span text:style-name="T20">=</text:span> <text:span text:style-name="T20">len</text:span><text:span text:style-name="T21">(</text:span>string<text:span text:style-name="T21">)</text:span></text:p>
      <text:p text:style-name="P19"><text:span text:style-name="T20">print</text:span><text:span text:style-name="T21">(</text:span><text:span text:style-name="T14">"Шаги CYK разбора:"</text:span><text:span text:style-name="T21">)</text:span></text:p>
      <text:p text:style-name="P19"><text:span text:style-name="T20">print</text:span><text:span text:style-name="T21">(</text:span><text:span text:style-name="T14">"Строка: "</text:span><text:span text:style-name="T21">,</text:span> <text:span text:style-name="T14">" "</text:span><text:span text:style-name="T21">.</text:span><text:span text:style-name="T22">join</text:span><text:span text:style-name="T21">(</text:span>string<text:span text:style-name="T21">))</text:span></text:p>
      <text:p text:style-name="P19"><text:span text:style-name="T17">for</text:span> level <text:span text:style-name="T17">in</text:span> <text:span text:style-name="T20">range</text:span><text:span text:style-name="T21">(</text:span>n<text:span text:style-name="T21">)</text:span>:</text:p>
      <text:p text:style-name="P19">row <text:span text:style-name="T20">=</text:span> <text:span text:style-name="T21">[]</text:span></text:p>
      <text:p text:style-name="P19"><text:span text:style-name="T17">for</text:span> start <text:span text:style-name="T17">in</text:span> <text:span text:style-name="T20">range</text:span><text:span text:style-name="T21">(</text:span>n <text:span text:style-name="T20">-</text:span> level<text:span text:style-name="T21">)</text:span>:</text:p>
      <text:p text:style-name="P19">cell <text:span text:style-name="T20">=</text:span> <text:span text:style-name="T14">"{"</text:span> <text:span text:style-name="T20">+</text:span> <text:span text:style-name="T14">", "</text:span><text:span text:style-name="T21">.</text:span><text:span text:style-name="T22">join</text:span><text:span text:style-name="T21">(</text:span><text:span text:style-name="T20">sorted</text:span><text:span text:style-name="T21">(</text:span>table<text:span text:style-name="T21">[</text:span>start<text:span text:style-name="T21">][</text:span>start <text:span text:style-name="T20">+</text:span> level<text:span text:style-name="T21">]))</text:span> <text:span text:style-name="T20">+</text:span> <text:span text:style-name="T14">"}"</text:span></text:p>
      <text:p text:style-name="P19"><text:soft-page-break/>row<text:span text:style-name="T21">.</text:span><text:span text:style-name="T22">append</text:span><text:span text:style-name="T21">(</text:span>cell<text:span text:style-name="T21">)</text:span></text:p>
      <text:p text:style-name="P19"><text:span text:style-name="T20">print</text:span><text:span text:style-name="T21">(</text:span><text:span text:style-name="T16">f</text:span><text:span text:style-name="T14">"Уровень </text:span><text:span text:style-name="T24">{</text:span>level<text:span text:style-name="T20">+</text:span><text:span text:style-name="T24">1}</text:span><text:span text:style-name="T14">: "</text:span><text:span text:style-name="T21">,</text:span> <text:span text:style-name="T14">" "</text:span><text:span text:style-name="T21">.</text:span><text:span text:style-name="T22">join</text:span><text:span text:style-name="T21">(</text:span>row<text:span text:style-name="T21">))</text:span></text:p>
      <text:p text:style-name="P23"/>
      <text:p text:style-name="P19"><text:span text:style-name="T16">def</text:span> <text:span text:style-name="T23">generate_parse_trace</text:span>(<text:span text:style-name="T19">self</text:span>, <text:span text:style-name="T25">i</text:span>, <text:span text:style-name="T25">j</text:span>, <text:span text:style-name="T25">symbol</text:span>, <text:span text:style-name="T25">backtrace</text:span>):</text:p>
      <text:p text:style-name="P19"><text:span text:style-name="T17">if</text:span> symbol <text:span text:style-name="T16">not</text:span> <text:span text:style-name="T16">in</text:span> backtrace<text:span text:style-name="T21">[</text:span>i<text:span text:style-name="T21">][</text:span>j<text:span text:style-name="T21">]</text:span>:</text:p>
      <text:p text:style-name="P19"><text:span text:style-name="T17">return</text:span> <text:span text:style-name="T21">[]</text:span></text:p>
      <text:p text:style-name="P23"/>
      <text:p text:style-name="P19">rule<text:span text:style-name="T21">,</text:span> left<text:span text:style-name="T21">,</text:span> right <text:span text:style-name="T20">=</text:span> backtrace<text:span text:style-name="T21">[</text:span>i<text:span text:style-name="T21">][</text:span>j<text:span text:style-name="T21">][</text:span>symbol<text:span text:style-name="T21">]</text:span></text:p>
      <text:p text:style-name="P19">steps <text:span text:style-name="T20">=</text:span> <text:span text:style-name="T21">[]</text:span></text:p>
      <text:p text:style-name="P19"><text:span text:style-name="T17">if</text:span> <text:span text:style-name="T20">len</text:span><text:span text:style-name="T21">(</text:span>rule<text:span text:style-name="T21">)</text:span> <text:span text:style-name="T20">==</text:span> <text:span text:style-name="T24">1</text:span>:</text:p>
      <text:p text:style-name="P19">steps<text:span text:style-name="T21">.</text:span><text:span text:style-name="T22">append</text:span><text:span text:style-name="T21">(</text:span><text:span text:style-name="T16">f</text:span><text:span text:style-name="T14">"</text:span><text:span text:style-name="T24">{</text:span>symbol<text:span text:style-name="T24">}</text:span><text:span text:style-name="T14"> -&gt; </text:span><text:span text:style-name="T24">{</text:span>rule<text:span text:style-name="T24">}</text:span><text:span text:style-name="T14">"</text:span><text:span text:style-name="T21">)</text:span></text:p>
      <text:p text:style-name="P19"><text:span text:style-name="T17">else</text:span>:</text:p>
      <text:p text:style-name="P19">B<text:span text:style-name="T21">,</text:span> C <text:span text:style-name="T20">=</text:span> rule</text:p>
      <text:p text:style-name="P19">steps<text:span text:style-name="T21">.</text:span><text:span text:style-name="T22">append</text:span><text:span text:style-name="T21">(</text:span><text:span text:style-name="T16">f</text:span><text:span text:style-name="T14">"</text:span><text:span text:style-name="T24">{</text:span>symbol<text:span text:style-name="T24">}</text:span><text:span text:style-name="T14"> -&gt; </text:span><text:span text:style-name="T24">{</text:span>B<text:span text:style-name="T24">}{</text:span>C<text:span text:style-name="T24">}</text:span><text:span text:style-name="T14">"</text:span><text:span text:style-name="T21">)</text:span></text:p>
      <text:p text:style-name="P19"><text:span text:style-name="T17">if</text:span> left <text:span text:style-name="T16">is</text:span> <text:span text:style-name="T16">not</text:span> <text:span text:style-name="T24">None</text:span>:</text:p>
      <text:p text:style-name="P19">steps<text:span text:style-name="T21">.</text:span><text:span text:style-name="T22">extend</text:span><text:span text:style-name="T21">(</text:span><text:span text:style-name="T18">self</text:span><text:span text:style-name="T21">.</text:span><text:span text:style-name="T22">generate_parse_trace</text:span><text:span text:style-name="T21">(</text:span>left<text:span text:style-name="T21">[</text:span><text:span text:style-name="T24">0</text:span><text:span text:style-name="T21">],</text:span> left<text:span text:style-name="T21">[</text:span><text:span text:style-name="T24">1</text:span><text:span text:style-name="T21">],</text:span> B<text:span text:style-name="T21">,</text:span> backtrace<text:span text:style-name="T21">))</text:span></text:p>
      <text:p text:style-name="P19"><text:span text:style-name="T17">if</text:span> right <text:span text:style-name="T16">is</text:span> <text:span text:style-name="T16">not</text:span> <text:span text:style-name="T24">None</text:span>:</text:p>
      <text:p text:style-name="P19">steps<text:span text:style-name="T21">.</text:span><text:span text:style-name="T22">extend</text:span><text:span text:style-name="T21">(</text:span><text:span text:style-name="T18">self</text:span><text:span text:style-name="T21">.</text:span><text:span text:style-name="T22">generate_parse_trace</text:span><text:span text:style-name="T21">(</text:span>right<text:span text:style-name="T21">[</text:span><text:span text:style-name="T24">0</text:span><text:span text:style-name="T21">],</text:span> right<text:span text:style-name="T21">[</text:span><text:span text:style-name="T24">1</text:span><text:span text:style-name="T21">],</text:span> C<text:span text:style-name="T21">,</text:span> backtrace<text:span text:style-name="T21">))</text:span></text:p>
      <text:p text:style-name="P19"><text:span text:style-name="T17">return</text:span> steps</text:p>
      <text:p text:style-name="P24"/>
      <text:p text:style-name="P22"># Создание грамматики</text:p>
      <text:p text:style-name="P19">grammar <text:span text:style-name="T20">=</text:span> <text:span text:style-name="T22">Grammar</text:span><text:span text:style-name="T21">()</text:span></text:p>
      <text:p text:style-name="P19">grammar<text:span text:style-name="T21">.</text:span><text:span text:style-name="T22">add_rule</text:span><text:span text:style-name="T21">(</text:span><text:span text:style-name="T14">"X"</text:span><text:span text:style-name="T21">,</text:span> <text:span text:style-name="T14">"+"</text:span><text:span text:style-name="T21">)</text:span></text:p>
      <text:p text:style-name="P19">grammar<text:span text:style-name="T21">.</text:span><text:span text:style-name="T22">add_rule</text:span><text:span text:style-name="T21">(</text:span><text:span text:style-name="T14">"A"</text:span><text:span text:style-name="T21">,</text:span> <text:span text:style-name="T14">"a"</text:span><text:span text:style-name="T21">)</text:span></text:p>
      <text:p text:style-name="P19">grammar<text:span text:style-name="T21">.</text:span><text:span text:style-name="T22">add_rule</text:span><text:span text:style-name="T21">(</text:span><text:span text:style-name="T14">"B"</text:span><text:span text:style-name="T21">,</text:span> <text:span text:style-name="T14">"b"</text:span><text:span text:style-name="T21">)</text:span></text:p>
      <text:p text:style-name="P19">grammar<text:span text:style-name="T21">.</text:span><text:span text:style-name="T22">add_rule</text:span><text:span text:style-name="T21">(</text:span><text:span text:style-name="T14">"C"</text:span><text:span text:style-name="T21">,</text:span> <text:span text:style-name="T14">"c"</text:span><text:span text:style-name="T21">)</text:span></text:p>
      <text:p text:style-name="P19">grammar<text:span text:style-name="T21">.</text:span><text:span text:style-name="T22">add_rule</text:span><text:span text:style-name="T21">(</text:span><text:span text:style-name="T14">"S"</text:span><text:span text:style-name="T21">,</text:span> <text:span text:style-name="T14">"XT"</text:span><text:span text:style-name="T21">)</text:span></text:p>
      <text:p text:style-name="P19">grammar<text:span text:style-name="T21">.</text:span><text:span text:style-name="T22">add_rule</text:span><text:span text:style-name="T21">(</text:span><text:span text:style-name="T14">"T"</text:span><text:span text:style-name="T21">,</text:span> <text:span text:style-name="T14">"BV"</text:span><text:span text:style-name="T21">)</text:span></text:p>
      <text:p text:style-name="P19">grammar<text:span text:style-name="T21">.</text:span><text:span text:style-name="T22">add_rule</text:span><text:span text:style-name="T21">(</text:span><text:span text:style-name="T14">"V"</text:span><text:span text:style-name="T21">,</text:span> <text:span text:style-name="T14">"AE"</text:span><text:span text:style-name="T21">)</text:span></text:p>
      <text:p text:style-name="P19">grammar<text:span text:style-name="T21">.</text:span><text:span text:style-name="T22">add_rule</text:span><text:span text:style-name="T21">(</text:span><text:span text:style-name="T14">"V"</text:span><text:span text:style-name="T21">,</text:span> <text:span text:style-name="T14">"b"</text:span><text:span text:style-name="T21">)</text:span></text:p>
      <text:p text:style-name="P19">grammar<text:span text:style-name="T21">.</text:span><text:span text:style-name="T22">add_rule</text:span><text:span text:style-name="T21">(</text:span><text:span text:style-name="T14">"E"</text:span><text:span text:style-name="T21">,</text:span> <text:span text:style-name="T14">"VC"</text:span><text:span text:style-name="T21">)</text:span></text:p>
      <text:p text:style-name="P23"/>
      <text:p text:style-name="P19">string <text:span text:style-name="T20">=</text:span> <text:span text:style-name="T14">"+baabccc"</text:span></text:p>
      <text:p text:style-name="P22"># string = "+baabcc"</text:p>
      <text:p text:style-name="P19">parser <text:span text:style-name="T20">=</text:span> <text:span text:style-name="T22">CYK_Parser</text:span><text:span text:style-name="T21">(</text:span>grammar<text:span text:style-name="T21">)</text:span></text:p>
      <text:p text:style-name="P19">accepted<text:span text:style-name="T21">,</text:span> table<text:span text:style-name="T21">,</text:span> backtrace <text:span text:style-name="T20">=</text:span> parser<text:span text:style-name="T21">.</text:span><text:span text:style-name="T22">parse</text:span><text:span text:style-name="T21">(</text:span>string<text:span text:style-name="T21">)</text:span></text:p>
      <text:p text:style-name="P23"/>
      <text:p text:style-name="P19">parser<text:span text:style-name="T21">.</text:span><text:span text:style-name="T22">print_parse_steps</text:span><text:span text:style-name="T21">(</text:span>string<text:span text:style-name="T21">,</text:span> table<text:span text:style-name="T21">)</text:span></text:p>
      <text:p text:style-name="P19"><text:span text:style-name="T20">print</text:span><text:span text:style-name="T21">(</text:span><text:span text:style-name="T14">"Строка принята"</text:span> <text:span text:style-name="T17">if</text:span> accepted <text:span text:style-name="T17">else</text:span> <text:span text:style-name="T14">"Строка не принята"</text:span><text:span text:style-name="T21">)</text:span></text:p>
      <text:p text:style-name="P23"/>
      <text:p text:style-name="P19"><text:span text:style-name="T17">if</text:span> accepted:</text:p>
      <text:p text:style-name="P19"><text:span text:style-name="T20">print</text:span><text:span text:style-name="T21">(</text:span><text:span text:style-name="T14">"</text:span><text:span text:style-name="T20">\n</text:span><text:span text:style-name="T14">Шаги генерации вывода:"</text:span><text:span text:style-name="T21">)</text:span></text:p>
      <text:p text:style-name="P19">trace <text:span text:style-name="T20">=</text:span> parser<text:span text:style-name="T21">.</text:span><text:span text:style-name="T22">generate_parse_trace</text:span><text:span text:style-name="T21">(</text:span><text:span text:style-name="T24">0</text:span><text:span text:style-name="T21">,</text:span> <text:span text:style-name="T20">len</text:span><text:span text:style-name="T21">(</text:span>string<text:span text:style-name="T21">)</text:span> <text:span text:style-name="T20">-</text:span> <text:span text:style-name="T24">1</text:span><text:span text:style-name="T21">,</text:span> <text:span text:style-name="T14">'S'</text:span><text:span text:style-name="T21">,</text:span> backtrace<text:span text:style-name="T21">)</text:span></text:p>
      <text:p text:style-name="P19"><text:span text:style-name="T17">for</text:span> step <text:span text:style-name="T17">in</text:span> trace:</text:p>
      <text:p text:style-name="P19"><text:span text:style-name="T20">print</text:span><text:span text:style-name="T21">(</text:span>step<text:span text:style-name="T21">)</text:span></text:p>
      <text:p text:style-name="P20"/>
      <text:p text:style-name="P16"/>
      <text:p text:style-name="P16"/>
      <text:p text:style-name="P16"><text:soft-page-break/>4.3.py (Эрли)</text:p>
      <text:p text:style-name="P16"/>
      <text:p text:style-name="P21"><text:span text:style-name="T17">import</text:span> sys</text:p>
      <text:p text:style-name="P19"><text:span text:style-name="T17">import</text:span> time</text:p>
      <text:p text:style-name="P19"><text:span text:style-name="T17">import</text:span> tracemalloc</text:p>
      <text:p text:style-name="P24"/>
      <text:p text:style-name="P19"><text:span text:style-name="T16">class</text:span> <text:span text:style-name="T18">Grammar</text:span>:</text:p>
      <text:p text:style-name="P19"><text:span text:style-name="T16">def</text:span> <text:span text:style-name="T20">__init__</text:span>(<text:span text:style-name="T19">self</text:span>):</text:p>
      <text:p text:style-name="P19"><text:span text:style-name="T18">self</text:span><text:span text:style-name="T21">.</text:span>rules <text:span text:style-name="T20">=</text:span> {}</text:p>
      <text:p text:style-name="P23"/>
      <text:p text:style-name="P19"><text:span text:style-name="T16">def</text:span> <text:span text:style-name="T23">add_rule</text:span>(<text:span text:style-name="T19">self</text:span>, <text:span text:style-name="T25">non_terminal</text:span>, <text:span text:style-name="T25">production</text:span>):</text:p>
      <text:p text:style-name="P19"><text:span text:style-name="T17">if</text:span> non_terminal <text:span text:style-name="T16">not</text:span> <text:span text:style-name="T16">in</text:span> <text:span text:style-name="T18">self</text:span><text:span text:style-name="T21">.</text:span>rules:</text:p>
      <text:p text:style-name="P19"><text:span text:style-name="T18">self</text:span><text:span text:style-name="T21">.</text:span>rules<text:span text:style-name="T21">[</text:span>non_terminal<text:span text:style-name="T21">]</text:span> <text:span text:style-name="T20">=</text:span> <text:span text:style-name="T21">[]</text:span></text:p>
      <text:p text:style-name="P19"><text:span text:style-name="T18">self</text:span><text:span text:style-name="T21">.</text:span>rules<text:span text:style-name="T21">[</text:span>non_terminal<text:span text:style-name="T21">].</text:span><text:span text:style-name="T22">append</text:span><text:span text:style-name="T21">(</text:span>production<text:span text:style-name="T21">)</text:span></text:p>
      <text:p text:style-name="P24"/>
      <text:p text:style-name="P19"><text:span text:style-name="T16">class</text:span> <text:span text:style-name="T18">OptimizedCYK_Parser</text:span>:</text:p>
      <text:p text:style-name="P19"><text:span text:style-name="T16">def</text:span> <text:span text:style-name="T20">__init__</text:span>(<text:span text:style-name="T19">self</text:span>, <text:span text:style-name="T25">grammar</text:span>, <text:span text:style-name="T25">max_length</text:span><text:span text:style-name="T21">=</text:span><text:span text:style-name="T24">1000</text:span>, <text:span text:style-name="T25">memory_limit_mb</text:span><text:span text:style-name="T21">=</text:span><text:span text:style-name="T24">500</text:span>):</text:p>
      <text:p text:style-name="P19"><text:span text:style-name="T18">self</text:span><text:span text:style-name="T21">.</text:span>grammar <text:span text:style-name="T20">=</text:span> grammar</text:p>
      <text:p text:style-name="P19"><text:span text:style-name="T18">self</text:span><text:span text:style-name="T21">.</text:span>max_length <text:span text:style-name="T20">=</text:span> max_length</text:p>
      <text:p text:style-name="P19"><text:span text:style-name="T18">self</text:span><text:span text:style-name="T21">.</text:span>memory_limit_mb <text:span text:style-name="T20">=</text:span> memory_limit_mb</text:p>
      <text:p text:style-name="P23"/>
      <text:p text:style-name="P19"><text:span text:style-name="T16">def</text:span> <text:span text:style-name="T23">parse</text:span>(<text:span text:style-name="T19">self</text:span>, <text:span text:style-name="T25">string</text:span>):</text:p>
      <text:p text:style-name="P19">n <text:span text:style-name="T20">=</text:span> <text:span text:style-name="T20">len</text:span><text:span text:style-name="T21">(</text:span>string<text:span text:style-name="T21">)</text:span></text:p>
      <text:p text:style-name="P19"><text:span text:style-name="T17">try</text:span>:</text:p>
      <text:p text:style-name="P19">table <text:span text:style-name="T20">=</text:span> <text:span text:style-name="T21">[[</text:span><text:span text:style-name="T20">set</text:span><text:span text:style-name="T21">()</text:span> <text:span text:style-name="T17">for</text:span> _ <text:span text:style-name="T17">in</text:span> <text:span text:style-name="T20">range</text:span><text:span text:style-name="T21">(</text:span>n<text:span text:style-name="T21">)]</text:span> <text:span text:style-name="T17">for</text:span> _ <text:span text:style-name="T17">in</text:span> <text:span text:style-name="T20">range</text:span><text:span text:style-name="T21">(</text:span>n<text:span text:style-name="T21">)]</text:span></text:p>
      <text:p text:style-name="P19">backtrace <text:span text:style-name="T20">=</text:span> <text:span text:style-name="T21">[[</text:span>{} <text:span text:style-name="T17">for</text:span> _ <text:span text:style-name="T17">in</text:span> <text:span text:style-name="T20">range</text:span><text:span text:style-name="T21">(</text:span>n<text:span text:style-name="T21">)]</text:span> <text:span text:style-name="T17">for</text:span> _ <text:span text:style-name="T17">in</text:span> <text:span text:style-name="T20">range</text:span><text:span text:style-name="T21">(</text:span>n<text:span text:style-name="T21">)]</text:span></text:p>
      <text:p text:style-name="P23"/>
      <text:p text:style-name="P19"><text:span text:style-name="T17">for</text:span> i<text:span text:style-name="T21">,</text:span> symbol <text:span text:style-name="T17">in</text:span> <text:span text:style-name="T20">enumerate</text:span><text:span text:style-name="T21">(</text:span>string<text:span text:style-name="T21">)</text:span>:</text:p>
      <text:p text:style-name="P19"><text:span text:style-name="T17">for</text:span> non_terminal<text:span text:style-name="T21">,</text:span> productions <text:span text:style-name="T17">in</text:span> <text:span text:style-name="T18">self</text:span><text:span text:style-name="T21">.</text:span>grammar<text:span text:style-name="T21">.</text:span>rules<text:span text:style-name="T21">.</text:span><text:span text:style-name="T22">items</text:span><text:span text:style-name="T21">()</text:span>:</text:p>
      <text:p text:style-name="P19"><text:span text:style-name="T17">for</text:span> production <text:span text:style-name="T17">in</text:span> productions:</text:p>
      <text:p text:style-name="P19"><text:span text:style-name="T17">if</text:span> production <text:span text:style-name="T20">==</text:span> symbol:</text:p>
      <text:p text:style-name="P19">table<text:span text:style-name="T21">[</text:span>i<text:span text:style-name="T21">][</text:span>i<text:span text:style-name="T21">].</text:span><text:span text:style-name="T22">add</text:span><text:span text:style-name="T21">(</text:span>non_terminal<text:span text:style-name="T21">)</text:span></text:p>
      <text:p text:style-name="P19">backtrace<text:span text:style-name="T21">[</text:span>i<text:span text:style-name="T21">][</text:span>i<text:span text:style-name="T21">][</text:span>non_terminal<text:span text:style-name="T21">]</text:span> <text:span text:style-name="T20">=</text:span> <text:span text:style-name="T21">(</text:span>production<text:span text:style-name="T21">,</text:span> <text:span text:style-name="T24">None</text:span><text:span text:style-name="T21">,</text:span> <text:span text:style-name="T24">None</text:span><text:span text:style-name="T21">)</text:span></text:p>
      <text:p text:style-name="P23"/>
      <text:p text:style-name="P19"><text:span text:style-name="T17">for</text:span> length <text:span text:style-name="T17">in</text:span> <text:span text:style-name="T20">range</text:span><text:span text:style-name="T21">(</text:span><text:span text:style-name="T24">2</text:span><text:span text:style-name="T21">,</text:span> n <text:span text:style-name="T20">+</text:span> <text:span text:style-name="T24">1</text:span><text:span text:style-name="T21">)</text:span>:</text:p>
      <text:p text:style-name="P19"><text:span text:style-name="T17">for</text:span> start <text:span text:style-name="T17">in</text:span> <text:span text:style-name="T20">range</text:span><text:span text:style-name="T21">(</text:span>n <text:span text:style-name="T20">-</text:span> length <text:span text:style-name="T20">+</text:span> <text:span text:style-name="T24">1</text:span><text:span text:style-name="T21">)</text:span>:</text:p>
      <text:p text:style-name="P19">end <text:span text:style-name="T20">=</text:span> start <text:span text:style-name="T20">+</text:span> length <text:span text:style-name="T20">-</text:span> <text:span text:style-name="T24">1</text:span></text:p>
      <text:p text:style-name="P19"><text:span text:style-name="T17">for</text:span> split <text:span text:style-name="T17">in</text:span> <text:span text:style-name="T20">range</text:span><text:span text:style-name="T21">(</text:span>start<text:span text:style-name="T21">,</text:span> end<text:span text:style-name="T21">)</text:span>:</text:p>
      <text:p text:style-name="P19"><text:span text:style-name="T17">for</text:span> A<text:span text:style-name="T21">,</text:span> productions <text:span text:style-name="T17">in</text:span> <text:span text:style-name="T18">self</text:span><text:span text:style-name="T21">.</text:span>grammar<text:span text:style-name="T21">.</text:span>rules<text:span text:style-name="T21">.</text:span><text:span text:style-name="T22">items</text:span><text:span text:style-name="T21">()</text:span>:</text:p>
      <text:p text:style-name="P19"><text:span text:style-name="T17">for</text:span> production <text:span text:style-name="T17">in</text:span> productions:</text:p>
      <text:p text:style-name="P19"><text:span text:style-name="T17">if</text:span> <text:span text:style-name="T20">len</text:span><text:span text:style-name="T21">(</text:span>production<text:span text:style-name="T21">)</text:span> <text:span text:style-name="T20">==</text:span> <text:span text:style-name="T24">2</text:span>:</text:p>
      <text:p text:style-name="P19">B<text:span text:style-name="T21">,</text:span> C <text:span text:style-name="T20">=</text:span> production<text:span text:style-name="T21">[</text:span><text:span text:style-name="T24">0</text:span><text:span text:style-name="T21">],</text:span> production<text:span text:style-name="T21">[</text:span><text:span text:style-name="T24">1</text:span><text:span text:style-name="T21">]</text:span></text:p>
      <text:p text:style-name="P19"><text:span text:style-name="T17">if</text:span> B <text:span text:style-name="T16">in</text:span> table<text:span text:style-name="T21">[</text:span>start<text:span text:style-name="T21">][</text:span>split<text:span text:style-name="T21">]</text:span> <text:span text:style-name="T16">and</text:span> C <text:span text:style-name="T16">in</text:span> table<text:span text:style-name="T21">[</text:span>split <text:span text:style-name="T20">+</text:span> <text:span text:style-name="T24">1</text:span><text:span text:style-name="T21">][</text:span>end<text:span text:style-name="T21">]</text:span>:</text:p>
      <text:p text:style-name="P19">table<text:span text:style-name="T21">[</text:span>start<text:span text:style-name="T21">][</text:span>end<text:span text:style-name="T21">].</text:span><text:span text:style-name="T22">add</text:span><text:span text:style-name="T21">(</text:span>A<text:span text:style-name="T21">)</text:span></text:p>
      <text:p text:style-name="P19">backtrace<text:span text:style-name="T21">[</text:span>start<text:span text:style-name="T21">][</text:span>end<text:span text:style-name="T21">][</text:span>A<text:span text:style-name="T21">]</text:span> <text:span text:style-name="T20">=</text:span> <text:span text:style-name="T21">(</text:span>production<text:span text:style-name="T21">,</text:span> <text:span text:style-name="T21">(</text:span>start<text:span text:style-name="T21">,</text:span> split<text:span text:style-name="T21">),</text:span> <text:span text:style-name="T21">(</text:span>split <text:span text:style-name="T20">+</text:span> <text:span text:style-name="T24">1</text:span><text:span text:style-name="T21">,</text:span> end<text:span text:style-name="T21">))</text:span></text:p>
      <text:p text:style-name="P23"/>
      <text:p text:style-name="P19">start_symbol <text:span text:style-name="T20">=</text:span> <text:span text:style-name="T14">'S'</text:span></text:p>
      <text:p text:style-name="P19">accepted <text:span text:style-name="T20">=</text:span> start_symbol <text:span text:style-name="T16">in</text:span> table<text:span text:style-name="T21">[</text:span><text:span text:style-name="T24">0</text:span><text:span text:style-name="T21">][</text:span>n <text:span text:style-name="T20">-</text:span> <text:span text:style-name="T24">1</text:span><text:span text:style-name="T21">]</text:span></text:p>
      <text:p text:style-name="P19"><text:soft-page-break/><text:span text:style-name="T17">return</text:span> accepted<text:span text:style-name="T21">,</text:span> table<text:span text:style-name="T21">,</text:span> backtrace</text:p>
      <text:p text:style-name="P23"/>
      <text:p text:style-name="P19"><text:span text:style-name="T17">except</text:span> Exception <text:span text:style-name="T17">as</text:span> e:</text:p>
      <text:p text:style-name="P19"><text:span text:style-name="T20">print</text:span><text:span text:style-name="T21">(</text:span><text:span text:style-name="T16">f</text:span><text:span text:style-name="T14">"CYK: Ошибка - </text:span><text:span text:style-name="T24">{</text:span>e<text:span text:style-name="T24">}</text:span><text:span text:style-name="T14">"</text:span><text:span text:style-name="T21">)</text:span></text:p>
      <text:p text:style-name="P19"><text:span text:style-name="T17">return</text:span> <text:span text:style-name="T24">False</text:span><text:span text:style-name="T21">,</text:span> <text:span text:style-name="T24">None</text:span><text:span text:style-name="T21">,</text:span> <text:span text:style-name="T24">None</text:span></text:p>
      <text:p text:style-name="P23"/>
      <text:p text:style-name="P19"><text:span text:style-name="T16">def</text:span> <text:span text:style-name="T23">print_parse_steps</text:span>(<text:span text:style-name="T19">self</text:span>, <text:span text:style-name="T25">string</text:span>, <text:span text:style-name="T25">table</text:span>):</text:p>
      <text:p text:style-name="P19">n <text:span text:style-name="T20">=</text:span> <text:span text:style-name="T20">len</text:span><text:span text:style-name="T21">(</text:span>string<text:span text:style-name="T21">)</text:span></text:p>
      <text:p text:style-name="P23"/>
      <text:p text:style-name="P19"><text:span text:style-name="T20">print</text:span><text:span text:style-name="T21">(</text:span><text:span text:style-name="T14">"Шаги CYK разбора:"</text:span><text:span text:style-name="T21">)</text:span></text:p>
      <text:p text:style-name="P23"/>
      <text:p text:style-name="P19"><text:span text:style-name="T20">print</text:span><text:span text:style-name="T21">(</text:span><text:span text:style-name="T14">"Строка: "</text:span><text:span text:style-name="T21">,</text:span> <text:span text:style-name="T14">" "</text:span><text:span text:style-name="T21">.</text:span><text:span text:style-name="T22">join</text:span><text:span text:style-name="T21">(</text:span>string<text:span text:style-name="T21">))</text:span></text:p>
      <text:p text:style-name="P23"/>
      <text:p text:style-name="P19"><text:span text:style-name="T17">for</text:span> level <text:span text:style-name="T17">in</text:span> <text:span text:style-name="T20">range</text:span><text:span text:style-name="T21">(</text:span>n<text:span text:style-name="T21">)</text:span>:</text:p>
      <text:p text:style-name="P19">row <text:span text:style-name="T20">=</text:span> <text:span text:style-name="T21">[]</text:span></text:p>
      <text:p text:style-name="P19"><text:span text:style-name="T17">for</text:span> start <text:span text:style-name="T17">in</text:span> <text:span text:style-name="T20">range</text:span><text:span text:style-name="T21">(</text:span>n <text:span text:style-name="T20">-</text:span> level<text:span text:style-name="T21">)</text:span>:</text:p>
      <text:p text:style-name="P19">cell <text:span text:style-name="T20">=</text:span> <text:span text:style-name="T14">"{"</text:span> <text:span text:style-name="T20">+</text:span> <text:span text:style-name="T14">", "</text:span><text:span text:style-name="T21">.</text:span><text:span text:style-name="T22">join</text:span><text:span text:style-name="T21">(</text:span><text:span text:style-name="T20">sorted</text:span><text:span text:style-name="T21">(</text:span>table<text:span text:style-name="T21">[</text:span>start<text:span text:style-name="T21">][</text:span>start <text:span text:style-name="T20">+</text:span> level<text:span text:style-name="T21">]))</text:span> <text:span text:style-name="T20">+</text:span> <text:span text:style-name="T14">"}"</text:span></text:p>
      <text:p text:style-name="P19">row<text:span text:style-name="T21">.</text:span><text:span text:style-name="T22">append</text:span><text:span text:style-name="T21">(</text:span>cell<text:span text:style-name="T21">)</text:span></text:p>
      <text:p text:style-name="P19"><text:span text:style-name="T20">print</text:span><text:span text:style-name="T21">(</text:span><text:span text:style-name="T16">f</text:span><text:span text:style-name="T14">"Уровень </text:span><text:span text:style-name="T24">{</text:span>level <text:span text:style-name="T20">+</text:span> <text:span text:style-name="T24">1}</text:span><text:span text:style-name="T14">: "</text:span><text:span text:style-name="T21">,</text:span> <text:span text:style-name="T14">" "</text:span><text:span text:style-name="T21">.</text:span><text:span text:style-name="T22">join</text:span><text:span text:style-name="T21">(</text:span>row<text:span text:style-name="T21">))</text:span></text:p>
      <text:p text:style-name="P23"/>
      <text:p text:style-name="P19"><text:span text:style-name="T16">def</text:span> <text:span text:style-name="T23">generate_parse_trace</text:span>(<text:span text:style-name="T19">self</text:span>, <text:span text:style-name="T25">i</text:span>, <text:span text:style-name="T25">j</text:span>, <text:span text:style-name="T25">symbol</text:span>, <text:span text:style-name="T25">backtrace</text:span>):</text:p>
      <text:p text:style-name="P19"><text:span text:style-name="T17">if</text:span> symbol <text:span text:style-name="T16">not</text:span> <text:span text:style-name="T16">in</text:span> backtrace<text:span text:style-name="T21">[</text:span>i<text:span text:style-name="T21">][</text:span>j<text:span text:style-name="T21">]</text:span>:</text:p>
      <text:p text:style-name="P19"><text:span text:style-name="T17">return</text:span> <text:span text:style-name="T21">[]</text:span></text:p>
      <text:p text:style-name="P23"/>
      <text:p text:style-name="P19">rule<text:span text:style-name="T21">,</text:span> left<text:span text:style-name="T21">,</text:span> right <text:span text:style-name="T20">=</text:span> backtrace<text:span text:style-name="T21">[</text:span>i<text:span text:style-name="T21">][</text:span>j<text:span text:style-name="T21">][</text:span>symbol<text:span text:style-name="T21">]</text:span></text:p>
      <text:p text:style-name="P19">steps <text:span text:style-name="T20">=</text:span> <text:span text:style-name="T21">[]</text:span></text:p>
      <text:p text:style-name="P23"/>
      <text:p text:style-name="P19"><text:span text:style-name="T17">if</text:span> <text:span text:style-name="T20">len</text:span><text:span text:style-name="T21">(</text:span>rule<text:span text:style-name="T21">)</text:span> <text:span text:style-name="T20">==</text:span> <text:span text:style-name="T24">1</text:span>:</text:p>
      <text:p text:style-name="P19">steps<text:span text:style-name="T21">.</text:span><text:span text:style-name="T22">append</text:span><text:span text:style-name="T21">(</text:span><text:span text:style-name="T16">f</text:span><text:span text:style-name="T14">"</text:span><text:span text:style-name="T24">{</text:span>symbol<text:span text:style-name="T24">}</text:span><text:span text:style-name="T14"> -&gt; </text:span><text:span text:style-name="T24">{</text:span>rule<text:span text:style-name="T24">}</text:span><text:span text:style-name="T14">"</text:span><text:span text:style-name="T21">)</text:span></text:p>
      <text:p text:style-name="P19"><text:span text:style-name="T17">else</text:span>:</text:p>
      <text:p text:style-name="P19">B<text:span text:style-name="T21">,</text:span> C <text:span text:style-name="T20">=</text:span> rule</text:p>
      <text:p text:style-name="P19">steps<text:span text:style-name="T21">.</text:span><text:span text:style-name="T22">append</text:span><text:span text:style-name="T21">(</text:span><text:span text:style-name="T16">f</text:span><text:span text:style-name="T14">"</text:span><text:span text:style-name="T24">{</text:span>symbol<text:span text:style-name="T24">}</text:span><text:span text:style-name="T14"> -&gt; </text:span><text:span text:style-name="T24">{</text:span>B<text:span text:style-name="T24">}{</text:span>C<text:span text:style-name="T24">}</text:span><text:span text:style-name="T14">"</text:span><text:span text:style-name="T21">)</text:span></text:p>
      <text:p text:style-name="P23"/>
      <text:p text:style-name="P19"><text:span text:style-name="T17">if</text:span> left <text:span text:style-name="T16">is</text:span> <text:span text:style-name="T16">not</text:span> <text:span text:style-name="T24">None</text:span>:</text:p>
      <text:p text:style-name="P19">steps<text:span text:style-name="T21">.</text:span><text:span text:style-name="T22">extend</text:span><text:span text:style-name="T21">(</text:span><text:span text:style-name="T18">self</text:span><text:span text:style-name="T21">.</text:span><text:span text:style-name="T22">generate_parse_trace</text:span><text:span text:style-name="T21">(</text:span>left<text:span text:style-name="T21">[</text:span><text:span text:style-name="T24">0</text:span><text:span text:style-name="T21">],</text:span> left<text:span text:style-name="T21">[</text:span><text:span text:style-name="T24">1</text:span><text:span text:style-name="T21">],</text:span> B<text:span text:style-name="T21">,</text:span> backtrace<text:span text:style-name="T21">))</text:span></text:p>
      <text:p text:style-name="P19"><text:span text:style-name="T17">if</text:span> right <text:span text:style-name="T16">is</text:span> <text:span text:style-name="T16">not</text:span> <text:span text:style-name="T24">None</text:span>:</text:p>
      <text:p text:style-name="P19">steps<text:span text:style-name="T21">.</text:span><text:span text:style-name="T22">extend</text:span><text:span text:style-name="T21">(</text:span><text:span text:style-name="T18">self</text:span><text:span text:style-name="T21">.</text:span><text:span text:style-name="T22">generate_parse_trace</text:span><text:span text:style-name="T21">(</text:span>right<text:span text:style-name="T21">[</text:span><text:span text:style-name="T24">0</text:span><text:span text:style-name="T21">],</text:span> right<text:span text:style-name="T21">[</text:span><text:span text:style-name="T24">1</text:span><text:span text:style-name="T21">],</text:span> C<text:span text:style-name="T21">,</text:span> backtrace<text:span text:style-name="T21">))</text:span></text:p>
      <text:p text:style-name="P23"/>
      <text:p text:style-name="P19"><text:span text:style-name="T17">return</text:span> steps</text:p>
      <text:p text:style-name="P24"/>
      <text:p text:style-name="P19"><text:span text:style-name="T16">class</text:span> <text:span text:style-name="T18">OptimizedEarleyParser</text:span>:</text:p>
      <text:p text:style-name="P19"><text:span text:style-name="T16">def</text:span> <text:span text:style-name="T20">__init__</text:span>(<text:span text:style-name="T19">self</text:span>, <text:span text:style-name="T25">grammar</text:span>, <text:span text:style-name="T25">max_length</text:span><text:span text:style-name="T21">=</text:span><text:span text:style-name="T24">1000</text:span>, <text:span text:style-name="T25">max_states</text:span><text:span text:style-name="T21">=</text:span><text:span text:style-name="T24">10000</text:span>):</text:p>
      <text:p text:style-name="P19"><text:span text:style-name="T18">self</text:span><text:span text:style-name="T21">.</text:span>grammar <text:span text:style-name="T20">=</text:span> grammar</text:p>
      <text:p text:style-name="P19"><text:span text:style-name="T18">self</text:span><text:span text:style-name="T21">.</text:span>max_length <text:span text:style-name="T20">=</text:span> max_length</text:p>
      <text:p text:style-name="P19"><text:span text:style-name="T18">self</text:span><text:span text:style-name="T21">.</text:span>max_states <text:span text:style-name="T20">=</text:span> max_states</text:p>
      <text:p text:style-name="P23"/>
      <text:p text:style-name="P19"><text:span text:style-name="T16">def</text:span> <text:span text:style-name="T23">parse</text:span>(<text:span text:style-name="T19">self</text:span>, <text:span text:style-name="T25">string</text:span>):</text:p>
      <text:p text:style-name="P19">n <text:span text:style-name="T20">=</text:span> <text:span text:style-name="T20">len</text:span><text:span text:style-name="T21">(</text:span>string<text:span text:style-name="T21">)</text:span></text:p>
      <text:p text:style-name="P19">chart <text:span text:style-name="T20">=</text:span> <text:span text:style-name="T21">[[]</text:span> <text:span text:style-name="T17">for</text:span> _ <text:span text:style-name="T17">in</text:span> <text:span text:style-name="T20">range</text:span><text:span text:style-name="T21">(</text:span>n <text:span text:style-name="T20">+</text:span> <text:span text:style-name="T24">1</text:span><text:span text:style-name="T21">)]</text:span></text:p>
      <text:p text:style-name="P23"/>
      <text:p text:style-name="P19"><text:soft-page-break/><text:span text:style-name="T20">print</text:span><text:span text:style-name="T21">(</text:span><text:span text:style-name="T14">"Шаги Earley разбора:"</text:span><text:span text:style-name="T21">)</text:span></text:p>
      <text:p text:style-name="P19"><text:span text:style-name="T20">print</text:span><text:span text:style-name="T21">(</text:span><text:span text:style-name="T14">"Разбираемая строка:"</text:span><text:span text:style-name="T21">,</text:span> <text:span text:style-name="T14">" "</text:span><text:span text:style-name="T21">.</text:span><text:span text:style-name="T22">join</text:span><text:span text:style-name="T21">(</text:span>string<text:span text:style-name="T21">))</text:span></text:p>
      <text:p text:style-name="P23"/>
      <text:p text:style-name="P22"># Добавляем начальное правило для S</text:p>
      <text:p text:style-name="P19">start_rules <text:span text:style-name="T20">=</text:span> <text:span text:style-name="T18">self</text:span><text:span text:style-name="T21">.</text:span>grammar<text:span text:style-name="T21">.</text:span>rules<text:span text:style-name="T21">[</text:span><text:span text:style-name="T14">'S'</text:span><text:span text:style-name="T21">]</text:span></text:p>
      <text:p text:style-name="P19"><text:span text:style-name="T17">for</text:span> start_rule <text:span text:style-name="T17">in</text:span> start_rules:</text:p>
      <text:p text:style-name="P19">initial_rule <text:span text:style-name="T20">=</text:span> <text:span text:style-name="T21">(</text:span><text:span text:style-name="T14">'S'</text:span><text:span text:style-name="T21">,</text:span> <text:span text:style-name="T21">[</text:span><text:span text:style-name="T14">"."</text:span><text:span text:style-name="T21">]</text:span> <text:span text:style-name="T20">+</text:span> <text:span text:style-name="T20">list</text:span><text:span text:style-name="T21">(</text:span>start_rule<text:span text:style-name="T21">))</text:span></text:p>
      <text:p text:style-name="P19">chart<text:span text:style-name="T21">[</text:span><text:span text:style-name="T24">0</text:span><text:span text:style-name="T21">].</text:span><text:span text:style-name="T22">append</text:span><text:span text:style-name="T21">((</text:span>initial_rule<text:span text:style-name="T21">,</text:span> <text:span text:style-name="T24">0</text:span><text:span text:style-name="T21">))</text:span></text:p>
      <text:p text:style-name="P19"><text:span text:style-name="T20">print</text:span><text:span text:style-name="T21">(</text:span><text:span text:style-name="T16">f</text:span><text:span text:style-name="T14">" [Инициализация] Добавлено начальное правило: </text:span><text:span text:style-name="T24">{</text:span>initial_rule<text:span text:style-name="T24">}</text:span><text:span text:style-name="T14">"</text:span><text:span text:style-name="T21">)</text:span></text:p>
      <text:p text:style-name="P23"/>
      <text:p text:style-name="P19"><text:span text:style-name="T17">try</text:span>:</text:p>
      <text:p text:style-name="P19"><text:span text:style-name="T17">for</text:span> i <text:span text:style-name="T17">in</text:span> <text:span text:style-name="T20">range</text:span><text:span text:style-name="T21">(</text:span>n <text:span text:style-name="T20">+</text:span> <text:span text:style-name="T24">1</text:span><text:span text:style-name="T21">)</text:span>:</text:p>
      <text:p text:style-name="P19"><text:span text:style-name="T20">print</text:span><text:span text:style-name="T21">(</text:span><text:span text:style-name="T16">f</text:span><text:span text:style-name="T14">"</text:span><text:span text:style-name="T20">\n</text:span><text:span text:style-name="T14"> Итерация </text:span><text:span text:style-name="T24">{</text:span>i<text:span text:style-name="T24">}</text:span><text:span text:style-name="T14">:"</text:span><text:span text:style-name="T21">)</text:span></text:p>
      <text:p text:style-name="P19"><text:span text:style-name="T17">if</text:span> <text:span text:style-name="T20">len</text:span><text:span text:style-name="T21">(</text:span>chart<text:span text:style-name="T21">[</text:span>i<text:span text:style-name="T21">])</text:span> <text:span text:style-name="T20">&gt;</text:span> <text:span text:style-name="T18">self</text:span><text:span text:style-name="T21">.</text:span>max_states:</text:p>
      <text:p text:style-name="P19"><text:span text:style-name="T20">print</text:span><text:span text:style-name="T21">(</text:span><text:span text:style-name="T14">" Превышено максимальное количество состояний"</text:span><text:span text:style-name="T21">)</text:span></text:p>
      <text:p text:style-name="P19"><text:span text:style-name="T17">return</text:span> <text:span text:style-name="T24">False</text:span></text:p>
      <text:p text:style-name="P23"/>
      <text:p text:style-name="P19">j <text:span text:style-name="T20">=</text:span> <text:span text:style-name="T24">0</text:span></text:p>
      <text:p text:style-name="P19"><text:span text:style-name="T17">while</text:span> j <text:span text:style-name="T20">&lt;</text:span> <text:span text:style-name="T20">len</text:span><text:span text:style-name="T21">(</text:span>chart<text:span text:style-name="T21">[</text:span>i<text:span text:style-name="T21">])</text:span>:</text:p>
      <text:p text:style-name="P19">state <text:span text:style-name="T20">=</text:span> chart<text:span text:style-name="T21">[</text:span>i<text:span text:style-name="T21">][</text:span>j<text:span text:style-name="T21">]</text:span></text:p>
      <text:p text:style-name="P19">rule<text:span text:style-name="T21">,</text:span> origin <text:span text:style-name="T20">=</text:span> state</text:p>
      <text:p text:style-name="P19">lhs<text:span text:style-name="T21">,</text:span> rhs <text:span text:style-name="T20">=</text:span> rule</text:p>
      <text:p text:style-name="P19">dot_index <text:span text:style-name="T20">=</text:span> rhs<text:span text:style-name="T21">.</text:span><text:span text:style-name="T22">index</text:span><text:span text:style-name="T21">(</text:span><text:span text:style-name="T14">"."</text:span><text:span text:style-name="T21">)</text:span></text:p>
      <text:p text:style-name="P19">current_symbol <text:span text:style-name="T20">=</text:span> rhs<text:span text:style-name="T21">[</text:span>dot_index <text:span text:style-name="T20">+</text:span> <text:span text:style-name="T24">1</text:span><text:span text:style-name="T21">]</text:span> <text:span text:style-name="T17">if</text:span> dot_index <text:span text:style-name="T20">&lt;</text:span> <text:span text:style-name="T20">len</text:span><text:span text:style-name="T21">(</text:span>rhs<text:span text:style-name="T21">)</text:span> <text:span text:style-name="T20">-</text:span> <text:span text:style-name="T24">1</text:span> <text:span text:style-name="T17">else</text:span> <text:span text:style-name="T24">None</text:span></text:p>
      <text:p text:style-name="P23"/>
      <text:p text:style-name="P19"><text:span text:style-name="T17">if</text:span> dot_index <text:span text:style-name="T20">&lt;</text:span> <text:span text:style-name="T20">len</text:span><text:span text:style-name="T21">(</text:span>rhs<text:span text:style-name="T21">)</text:span> <text:span text:style-name="T20">-</text:span> <text:span text:style-name="T24">1</text:span>:</text:p>
      <text:p text:style-name="P19">next_symbol <text:span text:style-name="T20">=</text:span> rhs<text:span text:style-name="T21">[</text:span>dot_index <text:span text:style-name="T20">+</text:span> <text:span text:style-name="T24">1</text:span><text:span text:style-name="T21">]</text:span></text:p>
      <text:p text:style-name="P19"><text:span text:style-name="T17">if</text:span> next_symbol <text:span text:style-name="T16">in</text:span> <text:span text:style-name="T18">self</text:span><text:span text:style-name="T21">.</text:span>grammar<text:span text:style-name="T21">.</text:span>rules:</text:p>
      <text:p text:style-name="P23"/>
      <text:p text:style-name="P19"><text:span text:style-name="T18">self</text:span><text:span text:style-name="T21">.</text:span><text:span text:style-name="T22">predict</text:span><text:span text:style-name="T21">(</text:span>chart<text:span text:style-name="T21">,</text:span> i<text:span text:style-name="T21">,</text:span> next_symbol<text:span text:style-name="T21">)</text:span></text:p>
      <text:p text:style-name="P19"><text:span text:style-name="T17">elif</text:span> i <text:span text:style-name="T20">&lt;</text:span> n <text:span text:style-name="T16">and</text:span> next_symbol <text:span text:style-name="T20">==</text:span> string<text:span text:style-name="T21">[</text:span>i<text:span text:style-name="T21">]</text:span>:</text:p>
      <text:p text:style-name="P23"/>
      <text:p text:style-name="P19"><text:span text:style-name="T18">self</text:span><text:span text:style-name="T21">.</text:span><text:span text:style-name="T22">scan</text:span><text:span text:style-name="T21">(</text:span>chart<text:span text:style-name="T21">,</text:span> state<text:span text:style-name="T21">,</text:span> i<text:span text:style-name="T21">)</text:span></text:p>
      <text:p text:style-name="P19"><text:span text:style-name="T17">else</text:span>:</text:p>
      <text:p text:style-name="P23"/>
      <text:p text:style-name="P19"><text:span text:style-name="T18">self</text:span><text:span text:style-name="T21">.</text:span><text:span text:style-name="T22">complete</text:span><text:span text:style-name="T21">(</text:span>chart<text:span text:style-name="T21">,</text:span> state<text:span text:style-name="T21">,</text:span> i<text:span text:style-name="T21">)</text:span></text:p>
      <text:p text:style-name="P23"/>
      <text:p text:style-name="P19">j <text:span text:style-name="T20">+=</text:span> <text:span text:style-name="T24">1</text:span></text:p>
      <text:p text:style-name="P23"/>
      <text:p text:style-name="P22"># Вывод финальной таблицы состояний</text:p>
      <text:p text:style-name="P19"><text:span text:style-name="T20">print</text:span><text:span text:style-name="T21">(</text:span><text:span text:style-name="T14">"</text:span><text:span text:style-name="T20">\n</text:span><text:span text:style-name="T14">Финальная таблица состояний:"</text:span><text:span text:style-name="T21">)</text:span></text:p>
      <text:p text:style-name="P19"><text:span text:style-name="T17">for</text:span> i<text:span text:style-name="T21">,</text:span> states <text:span text:style-name="T17">in</text:span> <text:span text:style-name="T20">enumerate</text:span><text:span text:style-name="T21">(</text:span>chart<text:span text:style-name="T21">)</text:span>:</text:p>
      <text:p text:style-name="P19"><text:span text:style-name="T20">print</text:span><text:span text:style-name="T21">(</text:span><text:span text:style-name="T16">f</text:span><text:span text:style-name="T14">" chart[</text:span><text:span text:style-name="T24">{</text:span>i<text:span text:style-name="T24">}</text:span><text:span text:style-name="T14">]:"</text:span><text:span text:style-name="T21">)</text:span></text:p>
      <text:p text:style-name="P19"><text:span text:style-name="T17">for</text:span> state <text:span text:style-name="T17">in</text:span> states:</text:p>
      <text:p text:style-name="P19">rule<text:span text:style-name="T21">,</text:span> origin <text:span text:style-name="T20">=</text:span> state</text:p>
      <text:p text:style-name="P19">lhs<text:span text:style-name="T21">,</text:span> rhs <text:span text:style-name="T20">=</text:span> rule</text:p>
      <text:p text:style-name="P19"><text:span text:style-name="T20">print</text:span><text:span text:style-name="T21">(</text:span><text:span text:style-name="T16">f</text:span><text:span text:style-name="T14">" </text:span><text:span text:style-name="T24">{</text:span>lhs<text:span text:style-name="T24">}</text:span><text:span text:style-name="T14"> -&gt; </text:span><text:span text:style-name="T24">{</text:span><text:span text:style-name="T14">' '</text:span><text:span text:style-name="T21">.</text:span><text:span text:style-name="T22">join</text:span><text:span text:style-name="T21">(</text:span>rhs<text:span text:style-name="T21">)</text:span><text:span text:style-name="T24">}</text:span><text:span text:style-name="T14">, Начало: </text:span><text:span text:style-name="T24">{</text:span>origin<text:span text:style-name="T24">}</text:span><text:span text:style-name="T14">"</text:span><text:span text:style-name="T21">)</text:span></text:p>
      <text:p text:style-name="P23"/>
      <text:p text:style-name="P22"># Проверка на принятие строки</text:p>
      <text:p text:style-name="P19"><text:span text:style-name="T17">for</text:span> state <text:span text:style-name="T17">in</text:span> chart<text:span text:style-name="T21">[</text:span>n<text:span text:style-name="T21">]</text:span>:</text:p>
      <text:p text:style-name="P19"><text:soft-page-break/>rule<text:span text:style-name="T21">,</text:span> origin <text:span text:style-name="T20">=</text:span> state</text:p>
      <text:p text:style-name="P19">lhs<text:span text:style-name="T21">,</text:span> rhs <text:span text:style-name="T20">=</text:span> rule</text:p>
      <text:p text:style-name="P19"><text:span text:style-name="T17">if</text:span> lhs <text:span text:style-name="T20">==</text:span> <text:span text:style-name="T14">'S'</text:span> <text:span text:style-name="T16">and</text:span> rhs<text:span text:style-name="T21">[</text:span><text:span text:style-name="T20">-</text:span><text:span text:style-name="T24">1</text:span><text:span text:style-name="T21">]</text:span> <text:span text:style-name="T20">==</text:span> <text:span text:style-name="T14">"."</text:span> <text:span text:style-name="T16">and</text:span> origin <text:span text:style-name="T20">==</text:span> <text:span text:style-name="T24">0</text:span>:</text:p>
      <text:p text:style-name="P19"><text:span text:style-name="T20">print</text:span><text:span text:style-name="T21">(</text:span><text:span text:style-name="T14">"</text:span><text:span text:style-name="T20">\n</text:span><text:span text:style-name="T14"> Строка принята!"</text:span><text:span text:style-name="T21">)</text:span></text:p>
      <text:p text:style-name="P19"><text:span text:style-name="T17">return</text:span> <text:span text:style-name="T24">True</text:span></text:p>
      <text:p text:style-name="P23"/>
      <text:p text:style-name="P19"><text:span text:style-name="T20">print</text:span><text:span text:style-name="T21">(</text:span><text:span text:style-name="T14">"</text:span><text:span text:style-name="T20">\n</text:span><text:span text:style-name="T14"> Строка не принята."</text:span><text:span text:style-name="T21">)</text:span></text:p>
      <text:p text:style-name="P19"><text:span text:style-name="T17">return</text:span> <text:span text:style-name="T24">False</text:span></text:p>
      <text:p text:style-name="P23"/>
      <text:p text:style-name="P19"><text:span text:style-name="T17">except</text:span> Exception <text:span text:style-name="T17">as</text:span> e:</text:p>
      <text:p text:style-name="P19"><text:span text:style-name="T20">print</text:span><text:span text:style-name="T21">(</text:span><text:span text:style-name="T16">f</text:span><text:span text:style-name="T14">"Earley: Ошибка - </text:span><text:span text:style-name="T24">{</text:span>e<text:span text:style-name="T24">}</text:span><text:span text:style-name="T14">"</text:span><text:span text:style-name="T21">)</text:span></text:p>
      <text:p text:style-name="P19"><text:span text:style-name="T17">return</text:span> <text:span text:style-name="T24">False</text:span></text:p>
      <text:p text:style-name="P23"/>
      <text:p text:style-name="P19"><text:span text:style-name="T16">def</text:span> <text:span text:style-name="T23">predict</text:span>(<text:span text:style-name="T19">self</text:span>, <text:span text:style-name="T25">chart</text:span>, <text:span text:style-name="T25">position</text:span>, <text:span text:style-name="T25">non_terminal</text:span>):</text:p>
      <text:p text:style-name="P19"><text:span text:style-name="T17">if</text:span> non_terminal <text:span text:style-name="T16">in</text:span> <text:span text:style-name="T18">self</text:span><text:span text:style-name="T21">.</text:span>grammar<text:span text:style-name="T21">.</text:span>rules:</text:p>
      <text:p text:style-name="P19"><text:span text:style-name="T17">for</text:span> production <text:span text:style-name="T17">in</text:span> <text:span text:style-name="T18">self</text:span><text:span text:style-name="T21">.</text:span>grammar<text:span text:style-name="T21">.</text:span>rules<text:span text:style-name="T21">[</text:span>non_terminal<text:span text:style-name="T21">]</text:span>:</text:p>
      <text:p text:style-name="P19">rule <text:span text:style-name="T20">=</text:span> <text:span text:style-name="T21">(</text:span>non_terminal<text:span text:style-name="T21">,</text:span> <text:span text:style-name="T21">[</text:span><text:span text:style-name="T14">"."</text:span><text:span text:style-name="T21">]</text:span> <text:span text:style-name="T20">+</text:span> <text:span text:style-name="T20">list</text:span><text:span text:style-name="T21">(</text:span>production<text:span text:style-name="T21">))</text:span></text:p>
      <text:p text:style-name="P19">state <text:span text:style-name="T20">=</text:span> <text:span text:style-name="T21">(</text:span>rule<text:span text:style-name="T21">,</text:span> position<text:span text:style-name="T21">)</text:span></text:p>
      <text:p text:style-name="P19"><text:span text:style-name="T17">if</text:span> state <text:span text:style-name="T16">not</text:span> <text:span text:style-name="T16">in</text:span> chart<text:span text:style-name="T21">[</text:span>position<text:span text:style-name="T21">]</text:span>:</text:p>
      <text:p text:style-name="P19">chart<text:span text:style-name="T21">[</text:span>position<text:span text:style-name="T21">].</text:span><text:span text:style-name="T22">append</text:span><text:span text:style-name="T21">(</text:span>state<text:span text:style-name="T21">)</text:span></text:p>
      <text:p text:style-name="P23"/>
      <text:p text:style-name="P19"><text:span text:style-name="T16">def</text:span> <text:span text:style-name="T23">scan</text:span>(<text:span text:style-name="T19">self</text:span>, <text:span text:style-name="T25">chart</text:span>, <text:span text:style-name="T25">state</text:span>, <text:span text:style-name="T25">position</text:span>):</text:p>
      <text:p text:style-name="P19">rule<text:span text:style-name="T21">,</text:span> origin <text:span text:style-name="T20">=</text:span> state</text:p>
      <text:p text:style-name="P19">lhs<text:span text:style-name="T21">,</text:span> rhs <text:span text:style-name="T20">=</text:span> rule</text:p>
      <text:p text:style-name="P19">dot_index <text:span text:style-name="T20">=</text:span> rhs<text:span text:style-name="T21">.</text:span><text:span text:style-name="T22">index</text:span><text:span text:style-name="T21">(</text:span><text:span text:style-name="T14">"."</text:span><text:span text:style-name="T21">)</text:span></text:p>
      <text:p text:style-name="P19"><text:span text:style-name="T17">if</text:span> position <text:span text:style-name="T20">+</text:span> <text:span text:style-name="T24">1</text:span> <text:span text:style-name="T20">&lt;</text:span> <text:span text:style-name="T20">len</text:span><text:span text:style-name="T21">(</text:span>chart<text:span text:style-name="T21">)</text:span>:</text:p>
      <text:p text:style-name="P19">new_rhs <text:span text:style-name="T20">=</text:span> rhs<text:span text:style-name="T21">[</text:span>:dot_index<text:span text:style-name="T21">]</text:span> <text:span text:style-name="T20">+</text:span> <text:span text:style-name="T21">[</text:span>rhs<text:span text:style-name="T21">[</text:span>dot_index <text:span text:style-name="T20">+</text:span> <text:span text:style-name="T24">1</text:span><text:span text:style-name="T21">],</text:span> <text:span text:style-name="T14">"."</text:span><text:span text:style-name="T21">]</text:span> <text:span text:style-name="T20">+</text:span> rhs<text:span text:style-name="T21">[</text:span>dot_index <text:span text:style-name="T20">+</text:span> <text:span text:style-name="T24">2</text:span>:<text:span text:style-name="T21">]</text:span></text:p>
      <text:p text:style-name="P19">new_state <text:span text:style-name="T20">=</text:span> <text:span text:style-name="T21">((</text:span>lhs<text:span text:style-name="T21">,</text:span> new_rhs<text:span text:style-name="T21">),</text:span> origin<text:span text:style-name="T21">)</text:span></text:p>
      <text:p text:style-name="P19">chart<text:span text:style-name="T21">[</text:span>position <text:span text:style-name="T20">+</text:span> <text:span text:style-name="T24">1</text:span><text:span text:style-name="T21">].</text:span><text:span text:style-name="T22">append</text:span><text:span text:style-name="T21">(</text:span>new_state<text:span text:style-name="T21">)</text:span></text:p>
      <text:p text:style-name="P23"/>
      <text:p text:style-name="P19"><text:span text:style-name="T16">def</text:span> <text:span text:style-name="T23">complete</text:span>(<text:span text:style-name="T19">self</text:span>, <text:span text:style-name="T25">chart</text:span>, <text:span text:style-name="T25">state</text:span>, <text:span text:style-name="T25">position</text:span>):</text:p>
      <text:p text:style-name="P19">rule<text:span text:style-name="T21">,</text:span> origin <text:span text:style-name="T20">=</text:span> state</text:p>
      <text:p text:style-name="P19">lhs<text:span text:style-name="T21">,</text:span> rhs <text:span text:style-name="T20">=</text:span> rule</text:p>
      <text:p text:style-name="P19">dot_index <text:span text:style-name="T20">=</text:span> rhs<text:span text:style-name="T21">.</text:span><text:span text:style-name="T22">index</text:span><text:span text:style-name="T21">(</text:span><text:span text:style-name="T14">"."</text:span><text:span text:style-name="T21">)</text:span></text:p>
      <text:p text:style-name="P19"><text:span text:style-name="T17">if</text:span> dot_index <text:span text:style-name="T20">==</text:span> <text:span text:style-name="T20">len</text:span><text:span text:style-name="T21">(</text:span>rhs<text:span text:style-name="T21">)</text:span> <text:span text:style-name="T20">-</text:span> <text:span text:style-name="T24">1</text:span>:</text:p>
      <text:p text:style-name="P19"><text:span text:style-name="T17">for</text:span> prev_state <text:span text:style-name="T17">in</text:span> chart<text:span text:style-name="T21">[</text:span>origin<text:span text:style-name="T21">]</text:span>:</text:p>
      <text:p text:style-name="P19">prev_rule<text:span text:style-name="T21">,</text:span> prev_origin <text:span text:style-name="T20">=</text:span> prev_state</text:p>
      <text:p text:style-name="P19">prev_lhs<text:span text:style-name="T21">,</text:span> prev_rhs <text:span text:style-name="T20">=</text:span> prev_rule</text:p>
      <text:p text:style-name="P19">prev_dot_index <text:span text:style-name="T20">=</text:span> prev_rhs<text:span text:style-name="T21">.</text:span><text:span text:style-name="T22">index</text:span><text:span text:style-name="T21">(</text:span><text:span text:style-name="T14">"."</text:span><text:span text:style-name="T21">)</text:span></text:p>
      <text:p text:style-name="P19"><text:span text:style-name="T17">if</text:span> prev_dot_index <text:span text:style-name="T20">&lt;</text:span> <text:span text:style-name="T20">len</text:span><text:span text:style-name="T21">(</text:span>prev_rhs<text:span text:style-name="T21">)</text:span> <text:span text:style-name="T20">-</text:span> <text:span text:style-name="T24">1</text:span> <text:span text:style-name="T16">and</text:span> prev_rhs<text:span text:style-name="T21">[</text:span>prev_dot_index <text:span text:style-name="T20">+</text:span> <text:span text:style-name="T24">1</text:span><text:span text:style-name="T21">]</text:span> <text:span text:style-name="T20">==</text:span> lhs:</text:p>
      <text:p text:style-name="P19">new_rhs <text:span text:style-name="T20">=</text:span> prev_rhs<text:span text:style-name="T21">[</text:span>:prev_dot_index<text:span text:style-name="T21">]</text:span> <text:span text:style-name="T20">+</text:span> <text:span text:style-name="T21">[</text:span>lhs<text:span text:style-name="T21">,</text:span> <text:span text:style-name="T14">"."</text:span><text:span text:style-name="T21">]</text:span> <text:span text:style-name="T20">+</text:span> prev_rhs<text:span text:style-name="T21">[</text:span>prev_dot_index <text:span text:style-name="T20">+</text:span> <text:span text:style-name="T24">2</text:span>:<text:span text:style-name="T21">]</text:span></text:p>
      <text:p text:style-name="P19">new_state <text:span text:style-name="T20">=</text:span> <text:span text:style-name="T21">((</text:span>prev_lhs<text:span text:style-name="T21">,</text:span> new_rhs<text:span text:style-name="T21">),</text:span> prev_origin<text:span text:style-name="T21">)</text:span></text:p>
      <text:p text:style-name="P19"><text:span text:style-name="T17">if</text:span> new_state <text:span text:style-name="T16">not</text:span> <text:span text:style-name="T16">in</text:span> chart<text:span text:style-name="T21">[</text:span>position<text:span text:style-name="T21">]</text:span>:</text:p>
      <text:p text:style-name="P19">chart<text:span text:style-name="T21">[</text:span>position<text:span text:style-name="T21">].</text:span><text:span text:style-name="T22">append</text:span><text:span text:style-name="T21">(</text:span>new_state<text:span text:style-name="T21">)</text:span></text:p>
      <text:p text:style-name="P24"/>
      <text:p text:style-name="P19"><text:span text:style-name="T16">def</text:span> <text:span text:style-name="T23">performance_test</text:span>(<text:span text:style-name="T25">string</text:span>):</text:p>
      <text:p text:style-name="P22"># Создание грамматики</text:p>
      <text:p text:style-name="P19">grammar <text:span text:style-name="T20">=</text:span> <text:span text:style-name="T22">Grammar</text:span><text:span text:style-name="T21">()</text:span></text:p>
      <text:p text:style-name="P19">grammar<text:span text:style-name="T21">.</text:span><text:span text:style-name="T22">add_rule</text:span><text:span text:style-name="T21">(</text:span><text:span text:style-name="T14">"X"</text:span><text:span text:style-name="T21">,</text:span> <text:span text:style-name="T14">"+"</text:span><text:span text:style-name="T21">)</text:span></text:p>
      <text:p text:style-name="P19"><text:soft-page-break/>grammar<text:span text:style-name="T21">.</text:span><text:span text:style-name="T22">add_rule</text:span><text:span text:style-name="T21">(</text:span><text:span text:style-name="T14">"A"</text:span><text:span text:style-name="T21">,</text:span> <text:span text:style-name="T14">"a"</text:span><text:span text:style-name="T21">)</text:span></text:p>
      <text:p text:style-name="P19">grammar<text:span text:style-name="T21">.</text:span><text:span text:style-name="T22">add_rule</text:span><text:span text:style-name="T21">(</text:span><text:span text:style-name="T14">"B"</text:span><text:span text:style-name="T21">,</text:span> <text:span text:style-name="T14">"b"</text:span><text:span text:style-name="T21">)</text:span></text:p>
      <text:p text:style-name="P19">grammar<text:span text:style-name="T21">.</text:span><text:span text:style-name="T22">add_rule</text:span><text:span text:style-name="T21">(</text:span><text:span text:style-name="T14">"C"</text:span><text:span text:style-name="T21">,</text:span> <text:span text:style-name="T14">"c"</text:span><text:span text:style-name="T21">)</text:span></text:p>
      <text:p text:style-name="P19">grammar<text:span text:style-name="T21">.</text:span><text:span text:style-name="T22">add_rule</text:span><text:span text:style-name="T21">(</text:span><text:span text:style-name="T14">"S"</text:span><text:span text:style-name="T21">,</text:span> <text:span text:style-name="T14">"XT"</text:span><text:span text:style-name="T21">)</text:span></text:p>
      <text:p text:style-name="P19">grammar<text:span text:style-name="T21">.</text:span><text:span text:style-name="T22">add_rule</text:span><text:span text:style-name="T21">(</text:span><text:span text:style-name="T14">"T"</text:span><text:span text:style-name="T21">,</text:span> <text:span text:style-name="T14">"BV"</text:span><text:span text:style-name="T21">)</text:span></text:p>
      <text:p text:style-name="P19">grammar<text:span text:style-name="T21">.</text:span><text:span text:style-name="T22">add_rule</text:span><text:span text:style-name="T21">(</text:span><text:span text:style-name="T14">"V"</text:span><text:span text:style-name="T21">,</text:span> <text:span text:style-name="T14">"AE"</text:span><text:span text:style-name="T21">)</text:span></text:p>
      <text:p text:style-name="P19">grammar<text:span text:style-name="T21">.</text:span><text:span text:style-name="T22">add_rule</text:span><text:span text:style-name="T21">(</text:span><text:span text:style-name="T14">"V"</text:span><text:span text:style-name="T21">,</text:span> <text:span text:style-name="T14">"b"</text:span><text:span text:style-name="T21">)</text:span></text:p>
      <text:p text:style-name="P19">grammar<text:span text:style-name="T21">.</text:span><text:span text:style-name="T22">add_rule</text:span><text:span text:style-name="T21">(</text:span><text:span text:style-name="T14">"E"</text:span><text:span text:style-name="T21">,</text:span> <text:span text:style-name="T14">"VC"</text:span><text:span text:style-name="T21">)</text:span></text:p>
      <text:p text:style-name="P23"/>
      <text:p text:style-name="P19">string <text:span text:style-name="T20">=</text:span> <text:span text:style-name="T14">"+baabccc"</text:span></text:p>
      <text:p text:style-name="P23"/>
      <text:p text:style-name="P22"># CYK парсер</text:p>
      <text:p text:style-name="P19">start_time <text:span text:style-name="T20">=</text:span> time<text:span text:style-name="T21">.</text:span><text:span text:style-name="T22">time</text:span><text:span text:style-name="T21">()</text:span></text:p>
      <text:p text:style-name="P19">cyk_parser <text:span text:style-name="T20">=</text:span> <text:span text:style-name="T22">OptimizedCYK_Parser</text:span><text:span text:style-name="T21">(</text:span>grammar<text:span text:style-name="T21">)</text:span></text:p>
      <text:p text:style-name="P19">accepted_cyk<text:span text:style-name="T21">,</text:span> table<text:span text:style-name="T21">,</text:span> backtrace <text:span text:style-name="T20">=</text:span> cyk_parser<text:span text:style-name="T21">.</text:span><text:span text:style-name="T22">parse</text:span><text:span text:style-name="T21">(</text:span>string<text:span text:style-name="T21">)</text:span></text:p>
      <text:p text:style-name="P19">cyk_time <text:span text:style-name="T20">=</text:span> time<text:span text:style-name="T21">.</text:span><text:span text:style-name="T22">time</text:span><text:span text:style-name="T21">()</text:span> <text:span text:style-name="T20">-</text:span> start_time</text:p>
      <text:p text:style-name="P23"/>
      <text:p text:style-name="P19"><text:span text:style-name="T17">if</text:span> accepted_cyk:</text:p>
      <text:p text:style-name="P19">cyk_parser<text:span text:style-name="T21">.</text:span><text:span text:style-name="T22">print_parse_steps</text:span><text:span text:style-name="T21">(</text:span>string<text:span text:style-name="T21">,</text:span> table<text:span text:style-name="T21">)</text:span></text:p>
      <text:p text:style-name="P19"><text:span text:style-name="T20">print</text:span><text:span text:style-name="T21">(</text:span><text:span text:style-name="T14">"Строка принята (CYK)"</text:span><text:span text:style-name="T21">)</text:span></text:p>
      <text:p text:style-name="P23"/>
      <text:p text:style-name="P19"><text:span text:style-name="T20">print</text:span><text:span text:style-name="T21">(</text:span><text:span text:style-name="T14">"</text:span><text:span text:style-name="T20">\n</text:span><text:span text:style-name="T14">Шаги генерации вывода:"</text:span><text:span text:style-name="T21">)</text:span></text:p>
      <text:p text:style-name="P19">trace <text:span text:style-name="T20">=</text:span> cyk_parser<text:span text:style-name="T21">.</text:span><text:span text:style-name="T22">generate_parse_trace</text:span><text:span text:style-name="T21">(</text:span><text:span text:style-name="T24">0</text:span><text:span text:style-name="T21">,</text:span> <text:span text:style-name="T20">len</text:span><text:span text:style-name="T21">(</text:span>string<text:span text:style-name="T21">)</text:span> <text:span text:style-name="T20">-</text:span> <text:span text:style-name="T24">1</text:span><text:span text:style-name="T21">,</text:span> <text:span text:style-name="T14">'S'</text:span><text:span text:style-name="T21">,</text:span> backtrace<text:span text:style-name="T21">)</text:span></text:p>
      <text:p text:style-name="P19"><text:span text:style-name="T17">for</text:span> step <text:span text:style-name="T17">in</text:span> trace:</text:p>
      <text:p text:style-name="P19"><text:span text:style-name="T20">print</text:span><text:span text:style-name="T21">(</text:span>step<text:span text:style-name="T21">)</text:span></text:p>
      <text:p text:style-name="P19"><text:span text:style-name="T17">else</text:span>:</text:p>
      <text:p text:style-name="P19"><text:span text:style-name="T20">print</text:span><text:span text:style-name="T21">(</text:span><text:span text:style-name="T14">"Строка не принята (CYK)"</text:span><text:span text:style-name="T21">)</text:span></text:p>
      <text:p text:style-name="P23"/>
      <text:p text:style-name="P22"># Earley парсер</text:p>
      <text:p text:style-name="P19">start_time <text:span text:style-name="T20">=</text:span> time<text:span text:style-name="T21">.</text:span><text:span text:style-name="T22">time</text:span><text:span text:style-name="T21">()</text:span></text:p>
      <text:p text:style-name="P19">earley_parser <text:span text:style-name="T20">=</text:span> <text:span text:style-name="T22">OptimizedEarleyParser</text:span><text:span text:style-name="T21">(</text:span>grammar<text:span text:style-name="T21">)</text:span></text:p>
      <text:p text:style-name="P19">accepted_earley <text:span text:style-name="T20">=</text:span> earley_parser<text:span text:style-name="T21">.</text:span><text:span text:style-name="T22">parse</text:span><text:span text:style-name="T21">(</text:span>string<text:span text:style-name="T21">)</text:span></text:p>
      <text:p text:style-name="P19">earley_time <text:span text:style-name="T20">=</text:span> time<text:span text:style-name="T21">.</text:span><text:span text:style-name="T22">time</text:span><text:span text:style-name="T21">()</text:span> <text:span text:style-name="T20">-</text:span> start_time</text:p>
      <text:p text:style-name="P23"/>
      <text:p text:style-name="P19"><text:span text:style-name="T20">print</text:span><text:span text:style-name="T21">(</text:span><text:span text:style-name="T16">f</text:span><text:span text:style-name="T14">"</text:span><text:span text:style-name="T20">\n</text:span><text:span text:style-name="T14">Производительность для строки длиной </text:span><text:span text:style-name="T24">{</text:span><text:span text:style-name="T20">len</text:span><text:span text:style-name="T21">(</text:span>string<text:span text:style-name="T21">)</text:span><text:span text:style-name="T24">}</text:span><text:span text:style-name="T14">:"</text:span><text:span text:style-name="T21">)</text:span></text:p>
      <text:p text:style-name="P19"><text:span text:style-name="T20">print</text:span><text:span text:style-name="T21">(</text:span><text:span text:style-name="T16">f</text:span><text:span text:style-name="T14">"CYK Accept: </text:span><text:span text:style-name="T24">{</text:span>accepted_cyk<text:span text:style-name="T24">}</text:span><text:span text:style-name="T14">, Time: </text:span><text:span text:style-name="T24">{</text:span>cyk_time<text:span text:style-name="T16">:.4f</text:span><text:span text:style-name="T24">}</text:span><text:span text:style-name="T14"> сек"</text:span><text:span text:style-name="T21">)</text:span></text:p>
      <text:p text:style-name="P19"><text:span text:style-name="T20">print</text:span><text:span text:style-name="T21">(</text:span><text:span text:style-name="T16">f</text:span><text:span text:style-name="T14">"Earley Accept: </text:span><text:span text:style-name="T24">{</text:span>accepted_earley<text:span text:style-name="T24">}</text:span><text:span text:style-name="T14">, Time: </text:span><text:span text:style-name="T24">{</text:span>earley_time<text:span text:style-name="T16">:.4f</text:span><text:span text:style-name="T24">}</text:span><text:span text:style-name="T14"> сек"</text:span><text:span text:style-name="T21">)</text:span></text:p>
      <text:p text:style-name="P24"/>
      <text:p text:style-name="P22"># Тестирование</text:p>
      <text:p text:style-name="P19">test_strings <text:span text:style-name="T20">=</text:span> <text:span text:style-name="T21">[</text:span></text:p>
      <text:p text:style-name="P19"><text:span text:style-name="T14">"+abbbbbccccc"</text:span><text:span text:style-name="T21">,</text:span> <text:span text:style-name="T26"># Строка из 12 символов</text:span></text:p>
      <text:p text:style-name="P19"><text:span text:style-name="T14">"+a"</text:span> <text:span text:style-name="T20">+</text:span> <text:span text:style-name="T14">"b"</text:span> <text:span text:style-name="T20">*</text:span> <text:span text:style-name="T24">70</text:span> <text:span text:style-name="T20">+</text:span> <text:span text:style-name="T14">"c"</text:span> <text:span text:style-name="T20">*</text:span> <text:span text:style-name="T24">70</text:span> <text:span text:style-name="T26"># Строка между 100 и 150 символов</text:span></text:p>
      <text:p text:style-name="P25">]</text:p>
      <text:p text:style-name="P23"/>
      <text:p text:style-name="P19"><text:span text:style-name="T17">for</text:span> test_string <text:span text:style-name="T17">in</text:span> test_strings:</text:p>
      <text:p text:style-name="P19"><text:span text:style-name="T22">performance_test</text:span><text:span text:style-name="T21">(</text:span>test_string<text:span text:style-name="T21">)</text:span></text:p>
      <text:p text:style-name="P17"/>
      <text:p text:style-name="P20"/>
      <text:p text:style-name="P11"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4T20:54:24.066852315</meta:creation-date>
    <dc:date>2025-02-04T21:23:57.613165556</dc:date>
    <meta:editing-duration>PT4M57S</meta:editing-duration>
    <meta:editing-cycles>1</meta:editing-cycles>
    <meta:generator>LibreOffice/24.2.7.2$Linux_X86_64 LibreOffice_project/420$Build-2</meta:generator>
    <meta:document-statistic meta:table-count="0" meta:image-count="0" meta:object-count="0" meta:page-count="13" meta:paragraph-count="449" meta:word-count="2014" meta:character-count="12817" meta:non-whitespace-character-count="10814"/>
  </office:meta>
</office:document-meta>
</file>